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77cm"/>
    </style:style>
    <style:style style:name="co2" style:family="table-column">
      <style:table-column-properties fo:break-before="auto" style:column-width="1.522cm"/>
    </style:style>
    <style:style style:name="co3" style:family="table-column">
      <style:table-column-properties fo:break-before="auto" style:column-width="7.713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0.8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fix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column table:style-name="co3" table:default-cell-style-name="ce15"/>
        <table:table-column table:style-name="co4" table:default-cell-style-name="ce13"/>
        <table:table-column table:style-name="co5" table:default-cell-style-name="ce13"/>
        <table:table-row table:style-name="ro1">
          <table:table-cell table:style-name="ce11" office:value-type="string" calcext:value-type="string">
            <text:p>Przedrostek</text:p>
          </table:table-cell>
          <table:table-cell table:style-name="ce11" office:value-type="string" calcext:value-type="string">
            <text:p>popular</text:p>
          </table:table-cell>
          <table:table-cell table:style-name="ce14" office:value-type="string" calcext:value-type="string">
            <text:p>Przykłady</text:p>
          </table:table-cell>
          <table:table-cell table:style-name="ce11" office:value-type="string" calcext:value-type="string">
            <text:p>etym</text:p>
          </table:table-cell>
          <table:table-cell table:style-name="ce11" office:value-type="string" calcext:value-type="string">
            <text:p>attr</text:p>
          </table:table-cell>
        </table:table-row>
        <table:table-row table:style-name="ro1">
          <table:table-cell office:value-type="string" calcext:value-type="string">
            <text:p>a-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atopowy, agama, agnostyczny, atrapa, apage</text:p>
          </table:table-cell>
          <table:table-cell office:value-type="string" calcext:value-type="string">
            <text:p>gr.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b-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blacyjny, abdomen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bdomin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dominoplast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r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errosk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olicj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bolicjonistyczny, abolicjonistka, abolicjonista, abolicjoniz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bs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bstrakcjonista, abstrakt, abstrakcja, abstrakcjonistka, abstrahować, abstynentk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cetyl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cetylooctowy, acetyloceluloza, acetylosalicylowy, acetyloceluloid, acetylofosfor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ondr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hondroplaz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ter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hterpik, achtersztag, achterdek, achterlu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cyl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cyloglicerol, acylokoenzym, acylowanie, acylotransferaz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denozyn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enozynodifosforan, adenozynodifosforowy, adenozynotrójfosfataza, adenozynotrifosforan, adenozynomonofosfor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inistracyjn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ministracyjnopraw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res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resografia, adresomania, adresować, adresograf, adresowalnoś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ol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olomelodikon, aeolodion, aeolopantaleon, aeolodik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ero-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aerostat, aerotriangulacja, aerokinetyczny, aeronomia, aeroelastycznoś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afr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frodyzjakalny, afrokubański, afrodyzjak, Afrodyta, afroazjatyc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ter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fterpik, afterbeat, afterszt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ora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orafob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gro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grorafineria, agrokompleks, agronomiczny, agronomówka, agroekolo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jchm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jchmofo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an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ntoliza, akantocefal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celer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celerograf, akceler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ro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kroterium, akrobacja, akrobatka, akronim, akrostyc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s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ksolema, aksopodia, aksonema, aksopodium, aksome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tin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tinotroch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tyn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ktynologia, aktynomycyna, aktynolit, aktynomiozyna, aktynomikoz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kwa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kwarystyczny, akwaforcistka, akwariarstwo, akwarelistka, akwar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lbumina, albański, Albert, albinos, Albert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fa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fabet, alfaaktywny, alfatron, alfabetyzm, alfanumery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golagnia, algorytmizacja, algolog, algorytm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kil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kiloaromatyczny, alkilować, alkilosiarczan, alkilosulfonian, alkiloarylosulfon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an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antoinowy, allantoina, allantoamnion, allantochor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lo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llomnezja, allopatryczny, allochtoniczny, allopoliploidalność, allotrop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o-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lofan, alodynować, alopatryczność, alotropijny, aloch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t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ocumulusowy, altostratusowy, altostratus, altowiolinista, altocumul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umin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uminografia, aluminotermiczny, aluminograficzny, aluminoterm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bi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mbilogia, ambiofoniczny, ambiwertyk, ambiwersja</text:p>
          </table:table-cell>
          <table:table-cell office:value-type="string" calcext:value-type="string">
            <text:p>łac.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amfi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mfiktionia, amfiploidalny, amfibolit, amfibolitowy, amfibrachiczny; Uwaga: amfilada nie ma greckiego przedrostka amfi-</text:p>
          </table:table-cell>
          <table:table-cell office:value-type="string" calcext:value-type="string">
            <text:p>gr.</text:p>
          </table:table-cell>
          <table:table-cell/>
        </table:table-row>
        <table:table-row table:style-name="ro2">
          <table:table-cell office:value-type="string" calcext:value-type="string">
            <text:p>amino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minofenol, aminoplast, aminopuryna, aminofilina, aminobenzoes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pel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elografia, ampelologia, ampelograficzny, ampel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per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erowoltomierz, amperozwój, amperosekunda, amperometryczny, amperome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-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dezyn, antananaryw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andro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oginiczność, androgen, androdiecja, androfag, androsteron</text:p>
          </table:table-cell>
          <table:table-cell office:value-type="string" calcext:value-type="string">
            <text:p>gr.</text:p>
          </table:table-cell>
          <table:table-cell/>
        </table:table-row>
        <table:table-row table:style-name="ro2">
          <table:table-cell office:value-type="string" calcext:value-type="string">
            <text:p>anem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nemochor, anemoskop, anemoskopowy, anemogam</text:p>
          </table:table-cell>
          <table:table-cell office:value-type="string" calcext:value-type="string">
            <text:p>gr.</text:p>
          </table:table-cell>
          <table:table-cell/>
        </table:table-row>
        <table:table-row table:style-name="ro2">
          <table:table-cell office:value-type="string" calcext:value-type="string">
            <text:p>angi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giostenoza, angiogeneza, angiograficzny, angiologia, angioton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l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glofob, anglosaski, anglojęzyczny, anglofilka, anglofilstw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e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tedatować, anterydium, antenatka, antenacki, antecedent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o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tocyjanidyn, antocyjan, antocyjaninowy, antologist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tropo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ntropomorfizm, antropologizm, antropologiczny, antropofagia, antropologia</text:p>
          </table:table-cell>
          <table:table-cell office:value-type="string" calcext:value-type="string">
            <text:p>gr.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anty-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antymonowy, antycypować, antyfeminizacja, antyfeministyczny, antykominternowski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antybiotyk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ybiotykogram, antybiotykowrażliwoś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ortograficzny, aort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o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poptotyczny, apostata, apokrynowy, apochromatyczny, apodyktycznoś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arachn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achnolog, arachnologiczny, arachnofobia, arachnolog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che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cheocjat, archeolog, archeologia, archeoteczny, archeopter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chi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rchiwalia, archidiecezjalny, architektoniczny, archigon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arcy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rcydowcipny, arcykapłan, arcybogaty, arcytrudny, arcybibosz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arse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senolit, arsenoorganiczny, arsenopiryt, arsenosiarczek, arsenopiryt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son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sonwalizac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eri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eriosklerotyczny, arterioskleroza, arteriografia, arteriograf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tr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tropatia, artrologiczny, artroskop, artrologia, artrotom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yst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ystokratyczny, arystokratyzm, arystokratycznoś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arytm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ytmogryf, arytmometr, arytmograf, arytmograficzny, arytmom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ten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tenopia, astenosfera, astenospermia, astenotymik, astenotymicz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tro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strograf, astrobiologiczny, astrofizyczny, astrobalistyka, astronom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atm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tmometr, atmosferka, atmoliza, atmofil, atmoradiog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tosekunda, att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dio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udiotelediota, audiotelowicz, audioskop, audiotele, audiowizualnoś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auto-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autokratka, autosalon, autorotacja, autorstwo, autoekolog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awi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wionetka, awiotechniczny, awiomarina, awiomatka, awiotech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z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izowiec, awizowa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zeotrop, azeotropowy, azeotrop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zo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zotowiec, azotogen, azotobakteryna, azotobakter, azotow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kterio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kteriologia, bakterioskopia, bakteriograf, bakterioliza, bakteriostatycz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ldach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dachogrono, baldachokwiatowy, baldachokwiat, baldachokwiatowe, baldachokwiatowie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lne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neotechniczny, balneologia, balneoklimatyczny, balneoterapeutyczny, balneotechn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rogram, barotermograf, barostat, baroreceptor, barocyklonome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y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rysfera, barytowy, baryczny, barycentry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ileus, basiora, basili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tomet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y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tybiont, batypelagiczny, batymetryczny, batytermometr, batyska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z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nzopiren, benzochinon, benzokaina, benzoes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yl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rylokrzemian, berylowiec, berylow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ta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taina, betabloker, betabion, betatron, betaaktyw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z-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bezkonkurencyjność, beztytułowy, bezsiła, bezwstydny, beznakładow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eżow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żowoszary, beżowobrązowy, beżowomiod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aław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aławosz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ałk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ałkochłonny, białkopodobny, białkować, białkochłonność, białkomoc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ało-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białobłocki, białoskóry, białoskórniczy, białostocczanka, białogłów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bli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blistka, biblistyczny, biblista, biblisty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blio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ibliografia, biblioterapeutka, bibliognozja, bibliotekarstwo, bibliofilstw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bliotek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bliotekoznawca, bibliotekoznawstwo, bibliotekoznawczy, bibliotekoznawczyn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o-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iobójczy, bionik, biofiltracja, bioproteza, biometeorologiczny</text:p>
          </table:table-cell>
          <table:table-cell office:value-type="string" calcext:value-type="string">
            <text:p>gr.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is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smilla, bistorowy, bisku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iur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iurokratyzować, biurokratyczność, biurokrata, biurokratyczny, biurokratycznie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mut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zmutowodó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st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astostyl, blastospora, blastocysta, blastocel, blastomykoz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łękitn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łękitnobiały, błękitnoszary, błękitnoskrzydły, błękitnozielony, błękitnopurpur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łog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łogosławiony, błogosława, błogosławieństwo, błogostan, błogosławi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o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orowodó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chy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chycefalia, brachykolon, brachycefalizacja, brachygraficzny, brachy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ązow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ązowozłoty, brązowowłosy, brązowooki, brązoworudy, brązowożół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iofag, briologia, briofil, briofil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m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omoform, bromowodór, bromocyjan, bromożelatyn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onch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nchografia, bronchoskopowy, bronchofiberoskopia, bronchoskop, bronchofiberosk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t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ntozau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runatn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unatnopopielaty, brunatnożółty, brunatnorudy, brunatnoszary, brunatnożółtoziel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łkowit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łkowitoliczb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ło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łodobowy, całożyciowy, całomiesięczny, całorolny, całowagon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ceglas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eglastobrązowy, ceglastoczerwony, ceglastoróżowy, ceglastopo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lul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lulozowniczy, celulozowy, celulozownictwo, celulozowni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ement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mentochłonność, cementonaczepa, cementochłonny, cementosamochód, cementooszczęd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n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enotyczny, cenotwórczy, cenocytyczny, cenopopulacja, cenocy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ntro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ntromerowy, centrolew, centrolewicowy, centrozaur, centroprawi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nty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ntygramowy, centylitrowy, centymetrówka, centygram, centyfo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eromancja, ceroplas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lk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alkofilny, chalkograf, chalkolit, chalkopiryt, chalkografi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rakter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akteropatyczny, charakteropatka, charakterotwórczy, charakterologia, charakterolo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mi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emioterapeutyk, chemioskopia, chemiochłonność, chemioterapeutyczny, chemioterapi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emo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emosterylizacja, chemotaksonomia, chemosynteza, chemotaktyzm, chemotransdukc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n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inowiec, chinolinowy, chinolina, chinoiserie, chinol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r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hironomiczny, chiromantka, chiropterolog, chirotechnika, chiroton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loro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lorownik, chloroplastyna, chlorozłot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ndr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ndromalacja, chondrocyt, chondrografia, chondrodystrofia, chondr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re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oreoterapia, choreograf, choreograficzny, choreologiczny, choreograf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orob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robodzień, chorobowość, chorobotwórczy, chorobotwórczoś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omat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romatograf, chromatoliza, chromatoforowy, chromatofor, chromatografi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romo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hromownik, chromoterapeutyczny, chromoniklowy, chromotropizm, chromoniklow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ono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ronoterapia, chronogram, chronograficzny, chronozofia, chronogenety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ryz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ryzokracja, chryzofil, chryzotylowy, chryzolit, chryzolit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emno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iemnosiwy, ciemnolicy, ciemnożółty, ciemnokasztanowy, ciemnopopiela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enk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ienkowłosy, cienkościenny, cienkolistny, cienkoprzędny, cienkorun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ciepło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iepłochronny, ciepłochronność, ciepłolecznictwo, ciepłostały, ciepłochwie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ężar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iężarowiec, ciężarownia, ciężarowsk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ężk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iężkostrawny, ciężkozbrojny, ciężkostrawnoś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istron, cisuran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ber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yberświat, cyberreklama, cyberprzestrzeń, cybernetyczny, cybernaut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cyjan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yjanokwas, cyjanożelazin, cyjanooctowy, cyjanoptyche, cyjanowodor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klo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yklotron, cyklonit, cykloidalny, cyklotronowy, cykloheks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nk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ynkograficzny, cynkografia, cynkować, cynkolit, cynkowie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ynownia, cynognatus, cynować, cynodont, cynoorgan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st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ystogram, cystoskop, cystotomia, cystolit, cystograf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to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ytoplazmatyczny, cytoautoradiogram, cytomembrana, cytostom, cytogenety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zarno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zarnoseciniec, czarnopolowy, czarnofigurowy, czarnoksiężnik, czarnogiełd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zas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zasownikowość, czasownik, czasoprzestrzeń, czasochłonny, czasoster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czech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zechosłowac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zerwonaw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erwonawobrunatny, czerwonawozłoty, czerwonawoliliow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zerwono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zerwonokrzyski, czerwonowłosy, czerwonoarmistka, czerwonoarmista, czerwonokrze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zęst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zęstotliwość, częstować, częstościomierz, częstokroć, częstokół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czterdziesto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zterdziestodwuletni, czterdziestoczterostopniowy, czterdziestolatek, czterdziestopięcioletni, czterdziestopięcioipółletni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czternast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zternastostopniowy, czternastolatka, czternastoipółletni, czternastolatek, czternastozgłoskowie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cztero-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zterodrożny, czteroosobowy, czterokomorówka, czteroklapowy, czterobrygadówk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cztery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zterykroć, czteryst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czterystu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zterystumetrowiec, czterystumetrowy, czterystumetrówk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czwor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zwororęki, czworokanciasty, czworokąt, czworobok, czworonożn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czwór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zwórczłon, czwórszereg, czwórboistka, czwórporozumienie, czwórmecz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ćwierć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ćwierćprzekrój, ćwierćwieczny, ćwierćfalówka, ćwierćfuntówka, ćwierćtusz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daktyl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aktylogyroza, daktylograficzny, daktyloskopowy, daktylologia, daktylogra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oistyczny, daoiz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-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deferencyjny, dehermetyzacja, deprymogeniczny, degenerat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decy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cymalny, decybel, decymetrowy, decybelowy, decymalizacj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defekt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fektolog, defektologiczny, defektologia, defektograf, defektow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ka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kapolis, dekatyzować, dekatyzarka, dekadowy, dekat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m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moplastyka, delmoplastyk, delmoplasty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mo-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molud, demograficzny, demoralizator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demon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emonolatria, demonofobiczny, demonologia; Uwaga: demonopolizować ma dwa przedrostki de-mono-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dr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ndroekologia, dendrolog, dendrologiczny, dendrometryczny, dendrobiu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mat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rmatomikoza, dermatograf, dermatofit, dermatologiczny, dermatofity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rm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rmograf, dermoplastyczny, dermografizm, dermokonsultantka, dermoplasty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sm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mosomowy, desmosomalny, desmotropia, desmologiczny, desmoenzy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z-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zadaptacyjny, dezawuować, dezinwestycja, dezoksydacj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di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iosmoza, diketonowy, dikarbonylowy, dihydroksylowy, dimetyloamin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dia-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diamondyt, dialogiczny, diakonikon, diatonika, diado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fan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fanometr, diafanoskopia, diafanosk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noterium, dinokarion, dinozaur, dinornis, dinof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pl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plokok, diploidalny, diploidalność, diplopia, diplosk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łonias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łoniastozłożony, dłoniastodzielny, dłoniastowręb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ługo-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ługopolski, długoogonkowy, długometrażowy, długowiecznoś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o-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dodatkowy, doturlać, dotruć, dopisać, dorobić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dodeka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odekafonia, dodekafonista, dodekaedr, dodekafoniczny, dodekafonizm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doks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oksologiczny, doksograf, doksograficzny, doksologia, doks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ln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olnośląski, dolnopłuk, dolnobrzeski, dolnofrankoński, dolnołużycki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drobno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drobnorowkowy, drobnoustrojowy, drobnozwojowy, drobnoplamisty, drobnowłościański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drog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gokruszcowy, drogocenniejszy, drogocenny, drogomistrz, drogocennoś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rom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omofobia, dromom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rzewo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rzeworytnik, drzewotoczny, drzeworytniczy, drzewojad, drzewoże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odecy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odecylion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wój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wójnik, dwójchwyt, dwójłomność, dwójłomn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dwu-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dwudniówka, dwuacetyl, dwujęzyczność, dwugłosowy, dwustopni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dwudziesto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dwudziestoparoletni, dwudziestokilkoletni, dwudziestogroszówka, dwudziestopięciolatek, dwudziestominut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dwunasto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wunastomiesięczny, dwunastozgłoskowiec, dwunastozgłoskowy, dwunastokrotny, dwunastodźwięk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dwustu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wustukilogramowy, dwustuzłotowy, dwustumetrówka, dwustuzłotówka, dwustuletni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dynam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oelektryczny, dynamometryczny, dynamostarter, dynamometria, dynam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ys-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dyskursik, dyspareunia, dystrybuować, dyspozycyjność, dyskryminacj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dyz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yzgust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dziesięcio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dziesięciostopniowy, dziesięciorublowy, dziesięciogodzinny, dziesięciowersowy, dziesięcioramienn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dziewięcio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ziewięciometrowy, dziewięciowersowy, dziewięcioliterowy, dziewięciouchowaty, dziewięcioletni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ziewięć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ziewięćkroć, dziewięćdziesiąt, dziewięćset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4">
          <table:table-cell office:value-type="string" calcext:value-type="string">
            <text:p>dziewięćdziesięci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ziewięćdziesięciopięcioipółletni, dziewięćdziesięciolatek, dziewięćdziesięciodwuipółletni, dziewięćdziesięciogodzinny, dziewięćdziesięciokrotn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dziewięćset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ziewięćsetletni, dziewięćsetlecie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dziewiętnast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ziewiętnastokrotny, dziewiętnastowieczny, dziewiętnastolatek, dziewiętnastolatka, dziewiętnastoosob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dźwięk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źwiękonaśladownictwo, dźwiękochłonny, dźwiękoszczelny, dźwiękoszczelnoś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uli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buliometria, ebulioskopowy, ebulioskopia, ebuliometryczny, ebuliosk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ho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cholaliczny, echolokator, echolot, echomierz, echogr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zo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gzotyk, egzogeniczny, egzotyczność, egzotyzować, egzogen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eko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ekoseza, ekonomiczniej, ekoklimatyczny, ekorolnictwo, ekonom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ekra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kranopis, ekranować, ekranoskop, ekranolot, ekranopl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ks-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ekspresjonista, ekscentryczność, ekspansywny, ekscesarz, ekspander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ksa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ksa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kstra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kstrazabawa, ekstrawertyczny, ekstrazonalny, ekstrawaganckość, ekstraspekcj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ekt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ktomorficzny, ektokorpus, ektopasożyt, ektoderma, ektogen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kwi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kwiwokacja, ekwiwalentor, ekwidystanta, ekwilibrysta, ekwipunk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ast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lastoplastyczny, elastometr, elastooptyka, elastomer, elastopla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ektro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elektrofizjolog, elektrowstrząs, elektrochemia, elektromechanik, elektrokochleograf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elektro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lektronoluminofor, elektronowolt, elektronopromieniowy, elektronoluminescencja, elektron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bri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mbrioblast, embriotransfer, embriogenetyczny, embriogenia, embriotro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piri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mpiriokrytyczny, empiriomonizm, empiriokrytyk, empiriokrytycyz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-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encyklopedyczny, endemiczny, endemizm, encorton, engram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encefal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cefalopata, encefalogram, encefalopatia, encefalospektrograf, encefalomalac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do-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ndoblast, endodoncja, endoskopowy, endogeniczny, endopeptydaz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ergi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ergiochłonność, energiochłonny, energiotwórcz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nergo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nergotwórczy, energoterapeutyczny, energooszczędny, energochłonność, energoelektronizac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er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nterodermalny, enterolit, enterotoksyna, enteroptoza, enteroskop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topasożyt, entoderma, entoblast, entodermalny, entoplaz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tom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ntomologiczny, entomogam, entomofauna, entomolożka, entomofo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oliczny, eolowy, eozynocyt, eonotem, eozy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i-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epigramat, epikleza, epifenomen, epitalamium, episom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pidia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idiaskop, epidiaskop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pistol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pistolograficzny, epistolografka, epistolograf, epistol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go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rgometryczny, ergodyczność, ergocentryczny, ergoreceptor, ergograf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erot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otomanka, erotografomaństwo, erotomaństwo, erotografoman, erotografoman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tno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tnometodologia, etnosocjolog, etnolog, etnologiczny, etnoloż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et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tolog, etologiczny, etoksylowy, etoksylowan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u-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uforyczny, euancjum, eutanatyk, eutrof, eugen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euro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euroentuzjazm, euroczek, europejczyk, eurokorpus, euroczek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europ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ropocentryczny, europocentryk, europocentryzm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eury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uryfot, eurytermizm, euryfag, eurybiotyzm, euryhigr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k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ktologiczny, faktografia, faktomontaż, faktograficzny, faktolog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fantazj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ntazjotwórstwo, fantazjotwórczy, fantazjotwó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ad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radomier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armako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rmakopea, farmakogenetyczny, farmakologia, farmakolog, farmakognoz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ld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eldspatyzacja, feldjegier, feldgrau, feldcech, feldszlan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loplastyka, felogen, feloplastyczny, feloder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m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mtosekunda, femtometr, femtofarad, femtometr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nolog, fenotypowy, fen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erro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rrogranat, ferrostopowy, ferrostop, ferrograf, ferro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tografia, fetoprote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lm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ilmografia, filmoteka, filmoznawca, filmoznawczyn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lo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ilodendron, filotaksja, filoksera, filosemityzm, filologicz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in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kil, finlandzki, finbak, finlandyzować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ioletow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oletowoczerwony, fioletoworóżowy, fioletowoczarny, fioletowoniebieski, fioletowoczerwon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to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itoedafon, fitoplankton, fitochemia, fitocenoza, fitosfe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zjo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zjolog, fizjognomika, fizjokratyzm, fizjonomijka, fizjopatolog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fizyk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zykoterapeuta, fizykoterapeutka, fizykochemiczny, fizykochemik, fizykoterapeuty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ks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ksografia, fleksograficzny, fleks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uor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luororadiografia, fluoropochodny, fluoroskopia, fluorofor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uory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luoryzacja, fluoryzacyjny, fluorymetria, fluoryzować, fluory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uwi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uwioglacjał, fluwioglacjalny, fluwiometr, fluwiog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i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iograf, foliogr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no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onoteka, fonotelistyka, fonokraniograf, fonotaktyczny, fono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ln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malnoznaczeniowy, formalnoprawny, formalnosyntak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sfo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sforescencja, fosfoproteid, fosforylacja, fosfoskop, fosfogliceryd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sfor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sforonośny, fosforoorganiczny, fosforobaktery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to-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fotonika, fototropijny, fotofilny, fototechnik, fotograficz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frank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rankofilski, frankolin, frankofi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tyzj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tyzjopneumonologia, ftyzjochirurg, ftyzjopneumonologiczny, ftyzjochirurgia, ftyzj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d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doptak, gadożer, gadokształt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akt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alaktozyd, galaktozowy, galaktografia, galakt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ll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llofob, gallomania, galloper, gallofobia, gallo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alocyjanina, galoflawin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alwano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alwanopunktura, galwanokaustyka, galwanometalurgia, galwanotechnika, galwanoplast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moge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stro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astrolog, gastroderma, gastronomik, gastronomia, gastroskop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zo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gazogenerator, gazownictwo, gazoszczelny, gazonośnoś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-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eoekologia, geosfera, geostrategiczny, geoplastyk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germa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rmanofilstwo, germanofobia, germanofobski, germanofob, germanof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ont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rontologiczny, gerontologia, gerontolog, gerontokrata, gerontofi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ga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igametr, gigakaloria, gigaflop, gigabajt, gigab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gan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igantomachia, gigantopitek, gigantomański, gigantomania, gigantof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inek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nekologiczny, ginekografia, ginekologia, ginekomastia, gineko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eb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eboznawca, gleboznawczy, gleboznawstwo, gleboopryskiwacz, glebożer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cer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cerolowy, glicerofosfat, glicerofosfor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iko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likogen, glikokortykoid, glikozowy, glikolowy, glikogen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inias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niastoczerwony, gliniastożółty, gliniastobrąz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in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linobitka, glinokrzem, glinoorganiczny, glinojeccza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ip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liptodont, gliptogeneza, gliptote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os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sograf, glosować, glosopterys, glosografia, glosopteryd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lott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ttologia, glottogeneza, glottogonia, glottodydaktyk, glottoge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ł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ołożer, gołoszyjka, gołosłowie, gołowąs, gołoziarnist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go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nodukt, gonopodium, gonocyt, gonokok, gonochoryz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rzkaw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rzkawokwaśny, gorzkawosłonawy, gorzkawosłod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rzk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rzkosłony, gorzkokwaś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órn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órnozaworowy, górnowoltański, górnojurajski, górnobrzmiący, górnołużycczyzn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graf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fomania, grafostatyka, grafosk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m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mofon, gramorównoważnik, gramocząsteczk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ranatow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natowoczarny, granatowozielony, granatowoniebieski, granatowoszary, granatowo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ias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niastosłupowy, graniastosłu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nul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nulofosfat, granulometria, granulocyt, granulometr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wi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awimetryczny, grawitować, grawitacja, grawitacyjny, grawitacyjn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ubo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rubolistny, grubozarodniowy, grubowełnisty, grubomierz, grubodziob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grunt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untoszpachlówka, gruntofrezarka, gruntoznawstwo, gruntoznawczy, gruntogryzar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zbie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zbietopławek, grzbietoród, grzbietopłat, grzbietobrzus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zyb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zyboznawca, grzybobójczy, grzybożywność, grzyboodporny, grzybożere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war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waroznawstwo, gwarowość, gwaroznawczy, gwaroznawca, gwaroznawczy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e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ynerium, gyneceum, gynemimez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gi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gionim, hagiografia, hagiograf, hagiologia, hagiografi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alikryptus, halifaks, halibakteria, halityt, halif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lotronowy, hallot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alowaks, halogen, halotan, halogenowy, halof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pl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ploidalność, haplografia, haplostela, haplolalia, haplofaz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pt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aptonastyczny, haptotaksja, haptonastia, haptotropizm, haptotrop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ardware, hardrockowiec, hardcorowy, hardwar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monogram, harmonogramowy, harmonogramować, harmonogramowan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ksa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eksametylenotetraamina, heksagram, heksapodia, heksaedryt, heksalin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heks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ksogen, heksobarbital, heksolit, heksoz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kt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ktogram, hektografia, hektometr, hektopaskal, hektoli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lio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helioterapia, heliolecznica, helioplastyka, heliofizyka, heliog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lofit, helowce, heloder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at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matofag, hematogen, hematopsja, hematokrytowy, hemat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i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emizygotyczny, hemiatrofia, hemimelia, hemizygotyczność, hemimetaboli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i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miopia, hemiops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mo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hemostazja, hemosyderyna, hemometr, hemocytometr, hemocyjan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pta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ptatonika, heptachordalny, heptagonalny, heptachord, heptan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ra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akletyczny, heraklejski, heraklitowy, heraklityzm, herakl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l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aldyk, heraldyczny, heraldy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etero-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heterochronia, heterobatmia, heterodynować, heteroauksyna, heteroatom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hier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erodul, hierognozja, hierodula, hieroglificzny, hierogam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gro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igrofitowy, higrotropizm, higromorficzny, higrotyzm, higrof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l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ilozoizm, hiloteizm, hilofil, hilobiologia, hilopatolog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er-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hiperrealista, hiperglikemia, hiperdulia, hiperbola, hipertrof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hipn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ipnoterapeutka, hipnologia, hipnotyzer, hipnospora, hipnotyzerstw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po-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hipochondria, hipotensja, hipotermia, hiponastia, hipokinetycz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hips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psoskop, hipsometr, hipsotermometr, hipsograficzny, hipsogra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st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stologia, histologiczny, histogen, histopatologiczny, histon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istori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storiograf, historiozof, historiotwórczy, historiozofia, historiodyc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de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degetyka, hodege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d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donim, hodogetyka, hodometria, hodometr, hodog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o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lotyp, hologamia, holobazydium, holoceński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home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eomorfizm, homeostatyczny, homeostaza, homeopatyczny, homeost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o-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omonimika, homogamia, homozygota, homogeniczny, homofon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homoj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ojoosmotyczny, homojotermia, homojoterm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r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rograficzny, horoskop, horoskopowy, hor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rra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urrareformy, hurrapatriota, hurraoptymizm, hurraoptymista, hurrapatriotyz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dro-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hydroskop, hydrożelowy, hydrofor, hydrofonowy, hydrosiłown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hym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ymnologia, hymnograficzny, hymnologiczny, hymnografia, hymno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hti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chtiologiczny, ichtiologia, ichtiotoksyna, ichtiolokacja, ichti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e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deografia, ideologizować, ideowiec, ideolog, ide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i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diosynkrazja, idiotka, idiomowy, idioadaptacja, idio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kon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konolatria, ikonodul, ikonolog, ikonoburca, ikonodul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l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loraz, iloprocentowy, ilodniowy, ilometrowy, ilora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u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ludniowy, ilumiesięczny, iluletni, ilustopni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impedancja, impasowy, immoralizm, imperatywnoś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immuno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mmunostymulujący, immunobiologiczny, immunochemik, immunobiologia, immunoregulacy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or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ortochłonny, importochłonnoś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uls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pulsograf, impulsog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-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instruktażowy, infułat, inscenizacja, inkrustacj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ind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dochiński, indolog, indologia, indoaryjski, indoeuropeist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strada, infolinia, infografi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fra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frarefrakcja, infraczerwień, infratest, infralokacja, infradźwięk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inn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nopancerny, innostylowy, innocywilizacyjny, innosłowiański, innoplemie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ochód, inotropowy, inozy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er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interkom, interfon, internautka, intercesja, internacjonalizacj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intra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ramolekularny, intrakauzalny, intrakauzalizm, intrawenal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tr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romisja, introwersja, intropatia, intropsych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rredenta, irkucki, irrealizm, irwingia, irritab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d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ydologia, irydo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zo-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izooktan, izoinozytol, izotropia, izografia, izolacyj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jadł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dłoszyn, jadłospisowy, jadłospis, jadłodajnia, jadłowstrę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no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asnolazurowy, jasnowąsy, jasnofioletowy, jasnopomarańczowy, jasnopł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jawn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wnokwiatowe, jawnogrzesznik, jawnostka, jawnogrzesznica, jawnopączk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denasto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edenastowersowy, jedenastopiętrowy, jedenastowieczny, jedenastolecie, jedenastolatk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jedno-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jednozwojny, jednokanałowy, jednopołaciowy, jednorodzajowy, jednokomórk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jedy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edynowładca, jedynowładny, jedynowładztwo, jedynowładczy, jedynobóstwo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język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ęzykoznawstwo, językoznawczyni, językowaty, językoznawca, językoznawcz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d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odochwytność, jodogorgon, jodometryczny, jodoform, jodoterap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n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nosonda, jonotron, jonosfera, jonowodór, jonosfer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ude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deochrześcijanin, judeochrześcijański, judeochrześcijanka, judeoromańs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k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kodylowy, kakokracja, kakograf, kakofonia, kakody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lcy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cynowy, kalcynacyjny, kalcyfob, kalcyfil, kalcyfikac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lejd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lejdoskop, kalejdoskopowy, kalejdofon, kalejdoskopowoś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l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lobriowiec, kalokagathia, kalomel, kalotechni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lory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aloryzacja, kaloryzator, kalorymetr, kaloryczniejszy, kalorymetr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ncer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ncerogenność, kancerogen, kancerofobia, kancerogen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pel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pelmistrz, kapelmistrzować, kapelmajster, kapelmistrzowski, kapelmistrzost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pilar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pilaroskop, kapilaroskopowy, kapilaroskop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bo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karboryzator, karbolineum, karbolina, karbonit, karbolown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karci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cinofobia, karcinogeneza, karcinogenny, karcinotron, karcino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cyn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rcynogenny, karcynofobia, karcynologiczny, karcynologia, karcyno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dio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rdiograf, kardiotachometr, kardiochirurg, kardiognozja, kardiomiopat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kari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riogamiczny, kariotyp, kariolog, kariologiczny, karioplazma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arnoprocesowy, karnotyt, karnozaur, karnotyzacja, karnoskarb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kart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artometryczny, kartografia, kartoznawca, kartometria, kartogram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ztanowa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sztanowatoczerwony, kasztanowatordza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sztanow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sztanowordza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ta-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kataleptyk, katamita, katamaran, kataklazyt, katan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każd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żdorazowy, każdodzienny, każdoczesny, każdodniowy, każdorocz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ke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nozoik, kenotronowy, kenotron, kenozoiczny, keno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rat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ratoplastyka, keratotomia, keratometryczny, keratoplastyczny, keratof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roplastyka, kerosen, keroplas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lko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ilkowioskowy, kilkoletni, kilkogroszowy, kilkominutowy, kilkotrakt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lku-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ilkumiesięczny, kilkustopniowy, kilkulecie, kilkuzgłosk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5">
          <table:table-cell office:value-type="string" calcext:value-type="string">
            <text:p>kilkudziesięci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lkudziesięcioosobowy, kilkudziesięciostopniowy, kilkudziesięciogodzinny, kilkudziesięciopiętrowy, kilkudziesięciostronic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kilkunast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kilkunastoosobowy, kilkunastostopniowy, kilkunastogodzinny, kilkunastopiętrowy, kilkunastostronic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kilkuset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ilkusetmetrowy, kilkusetstronicowy, kilkusetkartkowy, kilkusethektarowy, kilkusetletni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kilo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kiloamperomierz, kiloniuton, kilogram, kilokulomb, kiloherc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kim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mograf, kimogram, kimograficzny, kim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ema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ematograficzny, kinematometr, kinematografia, kinematogra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et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inetograficzny, kinetografia, kinetoterapeutyczny, kinetochor, kinetoterap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n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inotechniczny, kinoteatr, kinoparking, kinooperator, kinopanora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austr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austrofobiczny, klaustrofob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lep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eptoman, kleptomania, kleptomanka, kleptomańs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iwer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iwerbom, kliwerfał, kliwerszo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koherentny, koasekuracja, koalescencja, koacerwacj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obalt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baltoterap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baltow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baltowoniebies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ks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oksochemia, koksotwórczy, koksownica, koksochemiczny, koksow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ło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ołodziejski, kołomęt, kołonotes, kołodziej, kołomyjka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kom-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kompartyment, kompleksik, kompanka, kompresor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komedi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omediopisarski, komediowość, komediofarsowy, komediooperowy, komediodra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n-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konwersja, koncepcja, konserwarnia, konflikt, koncesjonowa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kon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nometr, konoida, konosament, konodont, konoidal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ontr-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kontrkulturowy, kontrtorpedowiec, kontrofensywny, kontrpowództwo, kontrwywiadowc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kopr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profagiczny, koprofagia, koprolit, koprolalia, koprolal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o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oronowianka, koronografia, koronograf, koronograf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tyk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rtykosteroid, kortykotropina, kortykosteron, kortykostery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rzeni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orzenioplastyczka, korzenionóżki, korzenioplastyk, korzenioplasty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smo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kosmocentryczny, kosmopolityzować, kosmopolityzm, kosmograf, kosmochemi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ium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ostiumolog, kostiumologiczny, kostiumolog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st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stnoszkieletowe, kostnołuskie, kostnotwórczy, kostnołuski, kostnoszkielet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ości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ściogubny, kościotwórczy, kościotrupi, kościotrup, kościozro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ani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raniologiczny, kranioskopia, kraniometr, kraniometryczny, kraniomet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asno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rasnopiórka, krasnostawski, krasnolicy, krasnosok, krasnojars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io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riologiczny, kriometria, kriohydrant, kriofor, kriostat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krótko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krótkowzroczny, krótkowzroczność, krótkometrażowiec, krótkoskrzydły, krótkodystans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krucz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ruczoczarny, kruczowłos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wis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wistordzawy, krwistobrunatny, krwistoczerwo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ymi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ryminologiczny, kryminogenny, kryminologia, kryminogenność, krymino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ypto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kryptomorficzny, kryptozoik, kryptolog, kryptolowy, kryptodepresj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krystal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rystalotechnika, krystaloluminescencja, krystalochemiczny, krystalograf, krystalofizy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zem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zemowodorowy, krzemoorganiczny, krzemowodó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rzyw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rzywoliniowy, krzywolinijny, krzywoprzysięgać, krzywozębny, krzywozęb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kseno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senogamiczny, ksenolit, ksenonowy, ksenofob, ksenomorfiz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sero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seromorfia, kserofoby, kseroterm, kserokopiarka, kserofor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sięg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sięgozbiór, księgowość, księgoznak, księgozna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sografia, ksobny, ksoanon, ksograf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syl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sylolitowy, ksylofit, ksylometrować, ksylofag, ksylografi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lomb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lombometr, kulombows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ltur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ulturoznawca, kulturoznawczyni, kulturotwórczy, kulturoznawczy, kulturologi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dr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wadrofonia, kwadrofon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was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wasorytnictwo, kwasotwórczy, kwasochłonny, kwasomie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ś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waśnosłony, kwaśnosłod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wazi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wazicząstka, kwazikryształ, kwazicząstkowy, kwazirównowagowy, kwazicząstecz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wia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wiatonośny, kwiatostan, kwiatostanowy, kwiatogłów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nty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wintylionowy, kwintylion, kwintyli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n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ynoidalny, kynologiczny, kynolog, kynolog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kto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aktodensymetr, laktowegetarianizm, laktowegetarianka, laktobakcylina, lakton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ta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tanowce, lantanowie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par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paroskop, laparoskopowy, laparotomia, laparoskop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yng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aryngoskopowy, laryngologia, laryngoskop, laryngotomia, laryngologi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topisarz, latopis, latoperz, latopisarstw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kko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ekkoatleta, lekkopółśredni, lekkoatletyczny, lekkomyślniej, lekkokon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lek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kooporność, lekospis, lekoznawstwo, lekoman, lekospis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ksyk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eksykografia, leksykostatystyka, leksykolog, leksykonowy, leksykograf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pid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pidolit, lepidopterolog, lepidofit, lepidodendron, lepidomel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pt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eptosomatyk, leptospira, leptocefal, leptosomatyczka, leptoso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uk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ukocydyna, leukopenia, leukoplakia, leukocyt, leukotoksy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w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eworęczność, lewobrzeże, leworęczny, lewoskrzydłowy, leworęczna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lik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kszpara, likl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mf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mfocytoza, limfogranulomatoza, limfografia, limfoidalny, limfok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mni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nigraf, limnimetr, limn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mn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mnopitek, limnologiczny, limnocharysowaty, limnolog, limnoplank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inotypownia, linotyp, linotypowy, linozwijacz, linom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p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iposom, lipowate, liposukcja, lipoproteid, lipochro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ści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ścionóg, liścionos, liściożerca, liściozwój, liściożer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teratur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teraturoznawczy, literaturoznawstwo, literaturoznawczyni, literaturozna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o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litowiec, litomancja, litograf, litofan, litografi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d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dożużlowiec, lodołam, lodołamacz, lododział, lodosp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go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ogogryf, logorea, logopedyczny, logopatolog, logofob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do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udomański, ludobójca, ludożerczy, ludobójstwo, ludomaństw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men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menometr, lumenosekunda, lumenomierz, lumenogodz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mpen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mpenproletariat, lumpenproletariacki, lumpenproletari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e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uteolina, luteotropina, luteotropowy, luteo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źn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źnospadowy, luźnokępkowy, luźnospa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łami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łamigłówkowy, łamigłówka, łamistrajk, łamistrajkowy, łamistrajkows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łąk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łąkoznawczy, łąkoznawstwo, łąkoznawczyni, łąkoznawc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gneto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agnetomechaniczny, magnetogram, magnetostatystyka, magnetoelektryczny, magnetogram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agnez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nezować, magnezoorgan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ro-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krorozkaz, makrobiotyk, makroinstrukcja, makrowirus, makrosiedlisko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aksi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ksisprawa, maksisukienka, maksimum, maksispódnica, maksisingl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alak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lakolog, malakologia, malakologiczny, malakogamia, malakof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ło-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ałomieszczanin, małoazjatycki, małolatka, małoobsadowy, małogoszczan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amm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mmolog, mammogram, mammograficzny, mammografia, mammo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a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anometryczny, manganomet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ograf, manograficzny, manometryczny, manometr, manomet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e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eograf, mareograficzny, mareogr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s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stologiczny, mastolog, mastodontowy, mastocyt, mastodon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teriał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eriałochłonny, materiałoznawca, materiałoznawstwo, materiałooszczędny, materiałooszczędność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tow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towozielony, matowoczarny, matowojedwabisty, matowoczerwony, matowobiał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mechan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chanotron, mechanoterapeutyczny, mechanochemiczny, mechanolamarkizm, mechanochem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ga-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gabajt, megacykl, megaspektakl, megawoltoamper, megaomomierz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egal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egalomania, megalomanka, megalopolis, megaloman, megaloblas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an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lanotropowy, melanofor, melanokratyczny, melanotrofina, melanotrof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elomania, melopea, melodyjność, melomański, melodeklamacyj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erkur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rkuromet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a-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metameria, metajęzyk, metalurg, metametr, metafizy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etalo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etalograficzny, metalowiec, metaloceramika, metalowcowy, metaloma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e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teorytowy, meteoryt, meteorowy, meteorytyczny, meteosateli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eor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eorolit, meteorologia, meteorotropowy, meteoropata, meteoropatologi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ethem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themoglobinotwórczy, methemoglobinuria, methemoglobina, methemoglobinowy, methemoglobinem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ro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etrolog, metroseksualista, metropolizacja, metronidazol, metropol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ezo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zofilny, mezomorfia, mezokefalia, mezomeria, mezosfer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zz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zzosopran, mezzoforte, mezzopiano, mezzotynta, mezzosopranist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ęczy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ęczybuła, męczydusz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ęsk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ęskoosobowy, męskorzeczowy, męskożywotność, męskonieżywotny, męskozwierzęc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di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inetka, midispódnica, midipłaszczy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edzia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edzianogórski, miedzianobrody, miedzianozłoty, miedzianowłosy, miedzianoskó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edzi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edziorytniczy, miedzioniklowy, miedzioryt, miedziowiec, miedzioryt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el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elocyt, mielofibroza, mielopatia, mielogra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iędzy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międzygatunkowy, międzywersowy, międzyrzecze, międzydzielnicowy, międzyuczelnia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miękk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ękkotematowy, miękkopodniebienny, miękkotematyczny, miękkopromienny, miękkopłet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ik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koryzacja, mikoryza, mikotroficzność, mikotrofizm, miko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kro-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mikrowolt, mikrologiczny, mikropokoik, mikroradiografia, mikrokomór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iks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sowirus, miksować, miksotroficzny, miksotrofizm, miksobakte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li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iligramoprocent, milimol, miliom, milimetr, miliamp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m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mobieżny, mimośrodkowy, mimośrodowość, mimodram, mimochodem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ini-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inipowieść, miniciągnik, mininotebook, minizakład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io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ografia, miozyn, miocytowy, miopatia, mioglob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odo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iodokwiatowy, miodowód, miodosytnictwo, miodopłynny, miodosytnia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iria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rialitr, miriadowy, miriametr, miriagr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to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itomania, mitologiczność, mitomaństwo, mitoman, mitomycy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z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zoginia, mizogin, mizofobia, mizogamiczny, mizoginis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łodo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łodopolszczyzna, młodoheglizm, młodoliteracki, młodogramatyczny, młodoturec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nem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nemonowy, mnemotechnika, mnemometr, mnemoniczny, mnemoni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ono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monokrystalizacja, monodietetyczny, monodrama, monogramistka, monologowa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orf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rfogenetyczny, morfogen, morfochronologia, morfonolog, morfometr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to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otomaniak, motoryka, motorowozownia, motoreduktor, motolotn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ow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wotwórczy, mowoznaw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k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ukopeptyd, mukoproteid, mukorowiec, mukowiscydoza, mukopolisachary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lti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ultiwibrator, multimedialny, multinarodowy, multiinstrumentalny, multimiliarder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muze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zeograf, muzeograficzny, muzeobus, muzeolog, muze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zyk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uzykografia, muzykologia, muzykomania, muzykologiczny, muzyko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k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ykotoksyna, mykologia, mykologiczny, mykogastronomia, mykostaty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yrmek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yrmekofilny, myrmekochoria, myrmekolog, myrmekofil, myrmekofa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-</text:p>
          </table:table-cell>
          <table:table-cell office:value-type="float" office:value="1840" calcext:value-type="float">
            <text:p>1840</text:p>
          </table:table-cell>
          <table:table-cell office:value-type="string" calcext:value-type="string">
            <text:p>nawisnąć, napisać, nagłaśniać, namokły, nawilżacz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ad-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adrealizm, nadrzeczny, nadgniwać, nadkwaśność, nadplastyczn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ade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derwanie, naderznąć, naderwać, naderżnąć, nadesłać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ag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goziarnisty, nagozalążkowy, nagonić, nagozalążkowe, nagonasien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naj-</text:p>
          </table:table-cell>
          <table:table-cell office:value-type="float" office:value="1424" calcext:value-type="float">
            <text:p>1424</text:p>
          </table:table-cell>
          <table:table-cell office:value-type="string" calcext:value-type="string">
            <text:p>najgórzyściej, najwynioślejszy, najcienistszy, najrealniej, najśpieszniej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nan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notechnika, nanorurka, nanoelektronika, nanowoltomierz, nanokrystalograf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naprzemian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przemianzmienny, naprzemianręczny, naprzemianległy, naprzemianstronny, naprzemianskośn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arko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rkomanka, narkotyzer, narkobiznes, narkotyczny, narkomański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ar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rtosanki, nartowrotki, nartorolka, nartostra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k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ukometria, naukoznawstwo, naukoznawca, naukoznawczy, naukoznawczyni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au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tologiczny, nautofon, naut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fel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felometria, nefelometryczny, nefel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fr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frolog, nefrocyt, nefrologia, nefrotomia, nefrosk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gr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groidal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kro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krofobia, nekromania, nekropolia, nekrofilski, nekrobioz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o-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eocenzura, neoekspresjonistka, neografia, neointegrysta, neoewolucjonistyczny</text:p>
          </table:table-cell>
          <table:table-cell office:value-type="string" calcext:value-type="string">
            <text:p>gr.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neuro-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neurotyk, neuroblast, neurotropowy, neurotransmitter, neurolingwisty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niby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ibygwiazda, nibykuliste, nibydzierzba, nibynóżka, nibyjagod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nie-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niepożądanie, niegospodarność, niegładzica, nierównoczłonowość, niedorosłoś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nisko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iskobrzmieniowy, niskostopowy, niskoprodukcyjny, niskościenny, niskociśnieni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nitro-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itrokultura, nitrozobakteria, nitrozamina, nitroleum, nitrobenz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uto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utonometr, niutonosekund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m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mogeneza, nomogram, nomokanon, nomokracja, nomografi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a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apep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ni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ilion, noniusz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nony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yl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wo-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nowogrodzianka, nowohucianka, nowowiśnicki, nowoperski, nowosybirszczan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noz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zologia, nozogeografia, nozofob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ukle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ukleolus, nukleotydowy, nukleonika, nukleotyd, nukleozyda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t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ktofob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-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oczar, obolały, obrzydły, opisać, opaść, osrebrzyć,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b-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obłąkowaty, obtulać, obredlać, obliczać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obc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bcogatunkowy, obcożywny, obcojęzyczny, obcokrajowiec, obcobrzmiąc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obe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berżnąć, obedrzeć, oberznąć, oberwać, obeznan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ocean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ceanolog, oceanograficzny, oceanologia, oceanotechniczny, oceanotechni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chl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hlokracja, ochlokra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d-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odkonwencjonalizować, odpopielać, odwiedzić, odchylić, odplatać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odont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dontolit, odontolog, odontologiczny, odontologia, odontoblast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ofi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fiolatria, ofiolit, ofiologiczny, ofiolog, ofiolit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ftalm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ftalmoskopia, oftalmoplegia, oftalmologiczny, oftalmolog, oftalmolog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gni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gnioochronny, ognioszczelność, ogniomistrz, ogniotrwałość, ognioodpornoś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okoł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kołostawowy, okołosłoneczny, okołogardzielowy, okołoporodowy, okołoksiężycow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oksy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ksymetr, oksyceluloza, oksygenaza, oksydaza, oksymor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kta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ktagon, oktagonalny, oktawowy, oktaedr, oktan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togon, oktostych, okton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le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leodrukowy, oleometr, oleomargaryna, oleodruk, ole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ligo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ligotrofizm, oligotrof, oligoterm, oligofrenopedagogiczny, oligoklaz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liwkow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liwkowożółty, oliwkowoczarny, oliwkowobrązowy, oliwkowoszary, oliwkowobruna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łowia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łowianoszary, ołowianoniebies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br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mbrofil, ombrograf, ombrofob, ombrofilny, ombr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mosekunda, omomiłek, omometr, omotka, omocz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k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kosfera, onkostatyczny, onkolog, onkologiczny, onkolog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nt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tologizm, ontogenetyczny, ontogeneza, ontogenia, onto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oplazma, ooteka, oogamia, oospora, oogene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ini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piniodawczy, opiniotwórca, opiniodawca, opiniować, opiniotwórcz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opt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toelektronika, optometria, optoakustyka, optoelektroniczny, optoizol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ty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ptymalizacyjny, optyczny, optymalizator, optymista, optymizator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or-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organizm, organzyna, ornamencist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an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rganoskopia, organopreparat, organosfera, organoterapia, organ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nit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nitologia, ornitochor, ornitochoryczny, ornitologiczny, ornitoga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ograficzny, orogen, oroński, orosieć, or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to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tofosforan, ortoskopowy, ortognejs, ortofosforowy, ortogenez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yl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scyloskopowy, oscylować, oscyloskop, oscylometryczny, oscyl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iem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siemset, osiemdziesiąt, osiemnaście, osiemdziesiątka, osiemkroć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osiemdziesięci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siemdziesięcioosobowy, osiemdziesięciolatki, osiemdziesięciolecie, osiemdziesięciogodzinny, osiemdziesięciodziewięcioletni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osiemnast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siemnastolatek, osiemnastokrotny, osiemnastolatka, osiemnastomiesięczny, osiemnastokrotnie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siemset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iemsetletni, osiemsetlecie, osiemsetkil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sm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smoiryd, osmolog, osmologia, osm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teo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osteotom, osteoskleroza, osteomyelitis, osteopatyczny, osteo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o-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strobok, ostrolist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ośmio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śmioboczny, ośmiościan, ośmioklasowy, ośmiopiętrowy, ośmioliter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ot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tologia, otoskopia, otoskop, otofon, otolaryng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w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woglobulina, owomukoid, owodniowy, owowegetariański, owogenez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woc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wocodajny, owocożerny, owocoznawstwo, owocować, owocorod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zo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zonosfera, ozonosferyczny, ozonowiec, ozonoterapia, ozonometr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jd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jdokratyczny, pajdocentryzm, pajdocentryczny, pajdologia, pajdokrat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a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atograficzny, palatogram, palat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eo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leofitologiczny, paleotemperatura, paleozoik, paleomagnetyzm, paleoklimatolog</text:p>
          </table:table-cell>
          <table:table-cell office:value-type="string" calcext:value-type="string">
            <text:p>gr.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lin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ingeneza, palindrom, palingenety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in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linologiczny, palinolog, palinodia, palinolog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-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ntalonada, panfil, panbratowanie, pangen, panteist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nto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antomima, pantom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ństw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ństwoznawczyni, państwoznawstwo, państwoznawca, państwotwórcz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ństwow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ństwowoadministracyjny, państwowoprawny, państwowotwórczy, państwowowychowawcz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-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paraliteratura, parapsychizm, paralotniarz, parazyt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aradoks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doksografia, paradoksogra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arte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rtenogenicznie, partenokarpia, partenokarpiczny, partenogeneza, partenogene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u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utysięczny, paruwiekowy, parudniowy, parutygodni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paruset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usetmetrowy, parusetstronicowy, parusetletni, parusetkartk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parzys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zystokopytny, parzystoczłonowość, parzystopierzasty, parzystoczłonowe, parzystokopytn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o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togenia, patolog, patologiczny, patofizjolog, patomorf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a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dagog, pedagogika, pedagogium, pedagogizacja, pedagogi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derastia, pederastka, pederasta, pederas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o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edologiczny, pedosfera, pedogenetyczny, pedolingwista, pedomasochizm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pełno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ełnoobjawowy, pełnopokładowiec, pełnopłetwy, pełnoprawny, pełnokalorycz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penta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ntalog, pentarchia, pentagram, pentatlon, pentatlon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łow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łowoszklisty, perłowoszary, perłoworóż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y-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rypatetyka, perytecjum, peryderma, perystaza, perytekt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a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taflop, petalit, petagram, petametr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etr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etrograf, petrogenetyczny, petroko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an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ianogazosilikat, pianotwórczy, pianograf, pianosilik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ask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askoła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rwo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ierwowzór, pierworys, pierworodny, pierwotniejszy, pierworód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pierwsz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ierwszoroczniaczka, pierwszoroczna, pierwszoligowiec, pierwszoplanowość, pierwszorzędn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pierzast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rzastozłożony, pierzastodzielny, pierzastokłębowy, pierzastosieczny, pierzastowarstw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z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ezoelektryczny, piezotronika, piezoelektryczność, piezoelement, piezokwa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ęcio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ięciominutowy, pięcioboczny, pięcioksiąg, pięciowodny, pięciokąt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pięć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ęćkroć, pięćsetny, pięćdziesiątnica, pięćdziesiąt, pięćdziesiątak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pięćdziesięcio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ięćdziesięciosiedmioletni, pięćdziesięcioosobowy, pięćdziesięciokilkoletni, pięćdziesięciotrzyletni, pięćdziesięcioletni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pięćset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ęćsetzłotowy, pięćsetletni, pięćsettysięcznik, pięćsetlecie, pięćsetzłotówk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piętnast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iętnastoletni, piętnastolecie, piętnastominutowy, piętnastodniowy, piętnastolatk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ik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kofarad, pikometr, pikosekunda, pikotyt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pikt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ktorialny, piktograficzny, piktografia, piktorializm, piktogr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ro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irotechnika, piroman, piroelektryczny, pirozol, pirometr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plagi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giotropowy, plagionit, plagioklaz, plagiotropizm, plagiowa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ni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lanifikacyjny, planigloby, planistyka, planimetrować, plani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obeton, plastomer, plastografia, plastogram, plastome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n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atynorod, platynoi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ynow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tynowoblon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zm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lazmoderma, plazmotron, plazmodiofora, plazmogen, plazmochi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e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leomorfizm, pleomorficzny, pleonastyczny, pleoptyka, pleon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etyzm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etyzmograf, pletyzmograficzny, pletyzmogra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iocen, plioceński, pliozaur, pliozaury, pliopite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ut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lutokrata, plutonista, plutonik, plutokratyczny, plutoni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wi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wiogram, pluwiograf, pluwi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łask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łaskowzgórze, płaskoszczypy, płaskodachowy, płaskorzeźba, płaskodenk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łod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łodozmienny, płodozmianowy, płodozm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łow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łowowłosy, płoworudy, płowożółty, płowoszary, płowobrąz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ług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ługobrona, pługopiaskarka, pługosadzarka, pługofrezarka, pługosolarka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ływ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ływomierz, pływotwórczy, pływowskaz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neumat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eumatoliza, pneumatolityczny, pneumatologia, pneumatofor, pneumatoterapia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neumo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neumograf, pneumonika, pneumologiczny, pneumoterapia, pneumotom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-</text:p>
          </table:table-cell>
          <table:table-cell office:value-type="float" office:value="3501" calcext:value-type="float">
            <text:p>3501</text:p>
          </table:table-cell>
          <table:table-cell office:value-type="string" calcext:value-type="string">
            <text:p>pozaznajamiać, potłuścieć, pochmurniejszy, poświdrować, podroczyć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d-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podszyć, podkolorowywać, podtrzymywacz, podgazować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de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odeszwówka, podetrzeć, podeszwica, podetknąć, podesłać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god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ogodoznawstwo, pogodoznawczyni, pogodotwórczy, pogodoznawc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lar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arograficzny, polarograf, polarografia, polarogram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oli-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politereftalan, policykliczny, polisomnografia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lon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lonocentryczny, polonofilski, polonocentrysta, polonofob, polonofi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ołudniow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łudniowojemeński, południowoamerykański, południowoeuropejski, południowowietnamski, południoworównik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arańczow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marańczowożółty, pomarańczowobrązowy, pomarańczowoczerwony, pomarańczowordzaw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ponad-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onaddźwiękowiec, ponadklasowy, ponadpółgodzinny, ponadplanowy, ponadpaństwowy; Uwaga: popodpisywać ma dwa przedrostki: po-pod-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od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ooddawać, poodsłaniać, poodwalać, poodwracać, poodpadać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piela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pielatożółty, popielatowłosy, popielatoczarny, popielatoniebieski, popielatosz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rn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pularnonauk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ornozdjęcie, pornograficzny, pornokaseta, pornografia, pornobizn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ostzimnowojenny, postimpresjonista, postkolonialny, postwerbalny, postfuturysty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as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asować, potasow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ół-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półprodukt, półbóg, półtwardy, półwiecz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północno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ółnocnopacyficzny, północnosłowiański, północnoalbański, północnorównikowy, północnoosetyjs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óźn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óźnojurajski, późnobarokowy, późnoromański, późnorenesansowy, późnoromantycz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pra-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prareferendum, praprzodek, prakryształ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prawd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wdopodobieństwo, prawdopodobny, prawdomówny, prawdopodobniej, prawdopodobniejsz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prawo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rawomyślny, prawobrzeżny, prawomocniej, prawoflankowy, prawonożn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e-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refiks, preparatka, preszpan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o-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proteuszowy, probiurokratyczny, profecja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ofil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filoskop, profilogram, profilometr, profilogra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gn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rognosta, prognozer, prognostyczny, prognostyka, prognoz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o-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ototyp, protonefrydialny, protoaktyn, protozoa, protogyn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prze-</text:p>
          </table:table-cell>
          <table:table-cell office:value-type="float" office:value="1796" calcext:value-type="float">
            <text:p>1796</text:p>
          </table:table-cell>
          <table:table-cell office:value-type="string" calcext:value-type="string">
            <text:p>przetaina, przełożenie, przekształcalny, przeżynać, przeretuszować, przedziwn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przeciw-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rzeciwdywersyjny, przeciwobraz, przeciwzmarszczkowy, przeciwwietrzny, przeciwśnieżn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5">
          <table:table-cell office:value-type="string" calcext:value-type="string">
            <text:p>przed-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przedkońcówkowy, przedbitewny, przedmiesiączkowy, przedborzanin, przedpowieściowy; Uwaga: przedziwny ma przedrostek prze- a nie przed-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przedni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zedniojęzykowy, przedniopomostowy, przednioazjatycki, przednionapęd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zy-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przyboczna, przyplątać, przyprzeć, przywalać, przylasek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przyrod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zyrodolecznictwo, przyrodoleczniczy, przyrodoznawczyni, przyrodoznawczy, przyrodoznawc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eudo-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pseudoodwaga, pseudohumanistyczny, pseudonaukowy, pseudokomunistyczny, pseudointeligencj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psycha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sychagog, psychastenotymik, psychagogiczny, psychastenia, psychastenicz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sycho-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sychoseksualny, psychomachia, psychoterapeutka, psychometr, psychosomatyka, psycholog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psychr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sychrometryczny, psychrometr, psychrofit, psychromet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ter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terozaur, pterofagia, pterokarpus, pteroiloglutaminowy, pterodakty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urow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rpurowofioletowy, purpurowobrunatny, purpurowoczar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st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stokwiatowy, pustorogi, pustorożec, pustorogie, pustostan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adio-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radioamatorski, radiomagnetyczny, radiopajęczarstwo, radiotaxi, radioterapeutycz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rdzaw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dzawobrunatny, rdzawogłowy, rdzawoczerwony, rdzawozłoty, rdzawobrąz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zeni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dzeniować, rdzeniomózgowi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ntgen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ntgenografia, rentgenokimograf, rentgenometria, rentgenospektralny, rentgenostruktura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obaza, reokupacja, reofilny, reofilia, re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uma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umatolog, reumatologia, reumatoidalny, reumat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d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odolia, rodowodowy, rodomontada, rodoplasty, rododendr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z-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rozgłosić, rozciągarka, rozkaszlać, rozkalibrować, rozflirtowany, rozegzaltowa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rozdziel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zdzielnopłciowość, rozdzielnopłci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ze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zeprzeć, rozerwalność, rozetrzeć, rozewski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różow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óżowoniebieski, różowozłoty, różowożółty, różowofioletowy, różowobiał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ęci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tęcioorgan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usofobia, rusocentryczny, rusofilizm, rusofilski, rusofo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yn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ynniarz, rynchocefal, rynkowy, rynsztok, rynsztune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yn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ynolaryngologia, rynoskop, rynoskopia, rynochirurgia, rynoplast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yzomorf, ryzogeneza, ryzofora, ryzopu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-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rawdzić, sparować, spisać; jest to forma przedrostka z- występująca przed głoskami p, f, t, k, c, cz, ch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amo-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samorozwój, samorzutność, samowzmocnienie, samowar, samooskarży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apr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profityzm, sapropelowy, sapropelitowy, saprofit, saprofi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en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enografia, scenopisowy, scenopisanie, scenograf, scenopi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hiz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izogonia, schizofazja, schizoidia, schizofrenia, schizotym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ynty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yntygram, scyntylator, scyntylacyjny, scyntygrafia, scyntyla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ntyl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yntylograf, scyntyl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jsm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jsmoskop, sejsmometr, sejsmografia, sejsmoakustyczny, sejsmogr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ks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kstola, seksmania, sekstet, sekstelefoniczny, seksturyst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s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ksomania, seksohol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ksty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kstylion, sekstyliard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ekund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kundomierz, sekundogenitur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selen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elenografia, selenodezja, selenochemik, selenowodorowy, selenosiegeni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mi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miwegetarianin, semigraficzny, semikontenerowiec, semikoloid, semilogarytmicz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emi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iotyka, semiot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mi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mitologia, semito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sy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nsytometr, sensytograf, sensytogram, sensytomet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pty-</text:p>
          </table:table-cell>
          <table:table-cell/>
          <table:table-cell office:value-type="string" calcext:value-type="string">
            <text:p>septy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b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bołużyc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erolog, serologiczny, seroprofilakt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kwi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skwiterp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fer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ferolityczny, sferosyderyt, sferoida, sferolit, sferopl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igm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figmografia, sfigmomanometr, sfigmogra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ark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arkoantymonin, siarkownik, siarkowiec, siarkomierz, siarkodaj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edem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edemnastka, siedemnaście, siedemnasty, siedemdziesiąty, siedemset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5">
          <table:table-cell office:value-type="string" calcext:value-type="string">
            <text:p>siedemdziesięcio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edemdziesięcioośmioipółletni, siedemdziesięciolatek, siedemdziesięciolatka, siedemdziesięciomilimetrowy, siedemdziesięcioletni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siedemnast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edemnastowieczny, siedemnastolatki, siedemnastostopniowy, siedemnastoosobowy, siedemnastogodzinn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iedemset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edemsetletni, siedemsetlecie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siedmio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edmioliterowy, siedmioklasowy, siedmiopałecznik, siedmiozgłoskowiec, siedmiometr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il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lnoprąd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inus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usoida, sinusoida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a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askopia, skiagrafia, skiatron, skiask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omancja, skiofilny, skiofit, skiofi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ler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kleroproteid, sklerotoma, sklerotom, sklerofil, skler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rzel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rzelodyszce, skrzelowiec, skrzelonóg, skrzelodyszne, skrzelodysze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krzydł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rzydłowiec, skrzydłopięty, skrzydłoszpon, skrzydłokwiat, skrzydłopłetw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łab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łabować, słaboduch, słabostka, słaboprocentowy, słabowit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łodk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łodkogórz, słodkowodny, słodkomdły, słodkomdlący, słodkokwaś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łon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łonowodny, słonorośl, słonorośle, słonogorz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c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crealizm, socsakraliz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ocjal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cjalnobytowy, socjaldarwinista, socjaldemokracja, socjaldemokratka, socjaldarwinizm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ocjo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ocjometria, socjolingwistyczny, socjopsychologiczny, socjogeografia, socjocentrycz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od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domitka, sodoetyl, sodowiarnia, sodomita, sodowiar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ft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ftformingowy, software, softballowy, softwar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at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atometria, somatogenny, somatopsychiczny, somatotonik, somatoidal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n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nochemia, sonotroda, sonograf, sonometr, sonometry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ustaw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pektr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ktrograficzny, spektroskopowy, spektropolarymetr, spektrobolometr, spektrometr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le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leoflora, speleologiczny, speleofauna, speleolog, speleolog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rma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rmatozoid, spermatogonium, spermatocyt, spermatozoa, spermatozo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or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orocysta, sporogeneza, sporofit, sporomorf, sporog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ół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ółkowy, spółdzielnia, spółdzielca, spółkować, spółdzielczyni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praw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prawować, sprawozdanko, sprawozdawać, sprawozdanie, sprawozdawcz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ebrn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rebrnoszary, srebrnołuski, srebrnobrody, srebrnopióry, srebrnojubileuszow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rebrzyst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rebrzystobiały, srebrzystoniebieski, srebrzystopurpurowy, srebrzystoróżowy, srebrzystoczar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low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alowosrebrny, stalowoczarny, stalowowolski, stalowoszary, stalowoniebies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aro-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tarorzymski, starosłowiański, staroirański, starożytności, starożyt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tega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ganograficzny, stegan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eno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tenotermizm, stenobiotyczny, stenotypistka, stenotypia, stenotypista</text:p>
          </table:table-cell>
          <table:table-cell/>
          <table:table-cell office:value-type="string" calcext:value-type="string">
            <text:p>of</text:p>
          </table:table-cell>
        </table:table-row>
        <table:table-row table:style-name="ro2">
          <table:table-cell office:value-type="string" calcext:value-type="string">
            <text:p>stereo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tereognozja, stereochromia, stereometryczny, stereogram, stereofon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trat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ratostat, stratosfera, stratować, stratotankowiec, stratowizj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ept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reptolizyna, streptokok, streptomycyna, streptococcus, streptokakt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rob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roboskop, stroboskopowy, stroboskopia, strobokinematograf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zał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załochwytny, strzałokrzyżowie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uoczny, stumilionówka, stukotać, sturlać, studzianecki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styl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ylonowy, stylometryczny, stylotwórczy, stylobat, styloznawstw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yr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yropopiołobeton, styropianowiec, styropianowy, styroporowy, styropia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ubtelność, substytut, submikroskopowy, subpopulacj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uch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chościeralny, suchorostowy, suchokwiat, suchotraw, sucholas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lf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lfotlenek, sulfochlorek, sulfonowy, sulfolipid, sulfokwa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per-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uperkontrola, superwydarzenie, superluksusowy, superszybki, supermocarstwo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urowc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rowcochłonny, surowcooszczędny, surowcochłonność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der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derożel, syderolit, syderofi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ilid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filid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fer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mferopolski, symferopolka, symferopolc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il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milograficzny, symilograf, symil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n-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ynkratyczny, syntaktyka, syntetaza, synkracja, syntetyzm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zaraw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arawobiały, szarawozielo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zaro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zaroczarny, szaroszeregowy, szaroróżowy, szarooki, szaroszpatac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arpi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arpidrut, szarpidructwo, szarpistru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czer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zczerozłoty, szczeropolski, szczerosrebr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szczęk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zczękowiec, szczękonóżka, szczękoczułkowiec, szczękouste, szczękonóż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zeroko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zerokopleczysty, szerokoekranowy, szerokokadłubowiec, szerokolistny, szerokonose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szesnast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zesnastobitowy, szesnastomiesięczny, szesnastodniowy, szesnastokrotnie, szesnastogodzinn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sześcio-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ześciobok, sześciozakresowy, sześciocylindrowy, sześciokanałowy, sześciosylab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sześć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ześćdziesiąt, sześćkroć, sześćdziesięcioro, sześćset, sześćsetn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5">
          <table:table-cell office:value-type="string" calcext:value-type="string">
            <text:p>sześćdziesięci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ześćdziesięcioletni, sześćdziesięcioośmioipółletni, sześćdziesięciokrotny, sześćdziesięciogodzinny, sześćdziesięciolecie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ześćset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eśćsetletni, sześćsetlecie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szkarłat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zkarłatnoczerwony, szkarłatnowłos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ztorm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ztormtrap, sztormreling, sztormlina, sztormszpigat, sztormfo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zybko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zybkoschnący, szybkoobrotowy, szybkobieżny, szybkoudarowy, szybkotnąc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ś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ścinać, ścierać, ścienieć, ścigać, ściszyć; jest to forma przedrostka z- występująca przed ci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średnio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średniojęzykowy, średnioindoaryjski, średnioaryjski, średniogórze, średnioszlachecki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środkowo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środkowoazjatycki, środkowowłoski, środkowowschodni, środkowosyberyjski, środkowochilijski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światło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światłoodporny, światłokopiarka, światłolubność, światłocień, światłochron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świat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światoburczy, światopogląd, światowstręt, światowładny, światoburc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święto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świętobliwość, świętobliwszy, świętopietrze, świętokupstwo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ache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cheometria, tacheome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his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chistoskopowy, tachistosko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h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chografia, tachometria, tachometr, tachograf, tachometr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hy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chykinina, tachymetryczny, tachymetria, tachykardia, tachyfrenicz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chys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chystoskopowy, tachystosk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ks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ksologiczny, taksonomiczny, taksomier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las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lasokratyczny, talasoida, talasoterapia, talasograf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a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natolog, tanatopraksja, tanatoprakser, tanatologiczny, tanat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gens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ngenso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oizm, taoistka, taoistyczny, taois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u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urowy, taumatrop, taurydzki, tauryna, taur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ut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utometryczny, tautonimiczny, tautomeryczny, tautologiczny, tautologiz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atr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atrologiczny, teatrolog, teatroterapia, teatrofil, teatromank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chno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chnomorficzny, technofobia, technokultura, technoparty, technometria, technologia, technologiczność, technologiczny, technologiz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le-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elepracownik, telekontrola, teleranek, teleanalityczny, telepat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ellur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llurome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o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eodycea, teoryjka, teogonia, teocentryzm, teolo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tera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rasowaty, teraflop, teraźniejszość, terapia, teral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a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ratologia, teratogenetyczny, teratogenia, teratologiczny, teratogen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rmo-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ermofosfat, termobetonowy, termotechnologia, termoelastoplast, termoobieg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er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rocefal, teromorf, terofit, terop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l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lomier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tra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etraplegia, tetrafluoroetylen, tetracyklina, tetragram, tetraetyloołów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tio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ioindygo, tiosiarkowy, tiokwas, tioplast, tiomoczni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le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lenochlorek, tlenomierz, tlenoterapia tlenowodorowy, tlenowodó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kologia, tokologiczny, tokofe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s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ksoplazmoza, toksoplazm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ksyk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ksykomanka, toksykomaniczny, toksykologiczny, toksykologia, toksykolo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n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onoplast, tonokilometr, tonometrażowy, tonometryczny, tonome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opspin, topless, topmodel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p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oponomasta, toponim, topocentryczny, topografia, topograf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ak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rakoskop, torakochirurgiczny, torakoplastyka, torakochirurgia, torakoplas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rf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rfoznawstwo, torfowisko, torfować, torfotwórczy, torfopochod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war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waroznawczyni, towaroznawczy, towaroznawstw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che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cheostomijny, tracheoskopia, tracheoskopowy, tracheotomia, tracheostom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gi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agikomiczniejszy, tragifarsa, tragiczniej, tragigroteska, tra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-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transbałtycki, translacja, transgresywny, transferowalny, translacj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trauma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umatologia, traumatolog, traumat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i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trinitrotoluen, trimonoecja, trimaran, tribologiczn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is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smus, trisulfan, trisagion, trist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skaideka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iskaidekafob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mb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ombogen, trombokinaza, trombonista, trombosan, trombonistk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op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opofit, tropowiec, troposfera, troponinowy, tropokolage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ój-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trójkrezol, trójtlenek, trójsojusz, trójżaglowy, trójlufk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y-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rypanosoma, tryfan, trylon, tryhubic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tryba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ybalista, trybalizm, trybalistka, trybadyzm, trybalisty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yb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ybochemia, trybometria, trybofizyka, trybownik, trybologicz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zeci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zeciorzędny, trzeciorzędność, trzecioklasista, trzecioligowiec, trzeciomaj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3">
          <table:table-cell office:value-type="string" calcext:value-type="string">
            <text:p>trzynast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zynastogodzinny, trzynastomiesięczny, trzynastoletni, trzynastozgłoskowy, trzynastoosob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rzystu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zystuletni, trzystukilometrowy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2">
          <table:table-cell office:value-type="string" calcext:value-type="string">
            <text:p>turb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urbośmigłowy, turbodoładowywanie, turbopompa, turbosprężanie, turbokompresor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tward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wardoskóry, twardogórzanin, twardoziarnisty, twardopodniebienny, twardogłowiec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tysiąc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siąclatka, tysiąckrotny, tysiąckilogramowy, tysiąctrzystuletni, tysiączłotówka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tyta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ytanomagnetyt, tytanomach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-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ukłonić, umaczać, urznąć, umarszczyć, uwierzyć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ultra-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ultraradykalny, ultrakorten, ultrakrótki, ultrakonserwatystka, ultrafiszka, ultrademokrata, ultrademokratka, ultrademokratycz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undecy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decylion</text:p>
          </table:table-cell>
          <table:table-cell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uni-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uniformowy, unilinearn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uran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ranolit, uranowiec, uranometria, uranoskopia, uranotory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o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rorubrohematyna, urologiczny, uroglancyna, uroporfiry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troj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trojoznawca, ustrojotwórcz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ter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eroskopia, uterodynia, uterowerdyna, uterosk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ad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nadonoś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pni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pniolub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atosekunda, watolinowy, watogodzina, watoamper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czesno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czesnopolski, wczesnofeudalny, wczesnohistoryczny, wczesnoporonny, wczesnobarok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ener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nerolog, wenerodermatolog, wenerologia, wenerofob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estchnąć, westchnieni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ewnątrz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wewnątrzatomowy, wewnątrzrodzinny, wewnątrzmolekularny, wewnątrzosiedlowy, wewnątrzszkoln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wez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zwanie, wezgłowie, wezwać, wezgłówek, wezbrać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ęgl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ęglokoksowy, węglopochodny, węglonośny, węglociepłow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ce-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wicemarszałek, wicemiss, wiceszefowa, wiceprezydent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ideo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wideoman, wideokamera, wideokompakt, wideoloter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ielko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ielkoobszarowy, wielkoduszność, wielkopiecownik, wielkouch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ielo-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wieloskrzydłowy, wieloramienny, wielozgłoskowość, wielodźwięk, wieloznacznik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iersz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erszopis, wierszopisarstwo, wierszomania, wierszoró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inogronowy, winogrodnik, winobra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iroszybowiec, wiro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rus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rusobójczy, wirusolog, wirusopodobny, wirusolog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cer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scerotonik, wisceroreceptor, wiscerotoni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łos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łosogłówkowate, włosokwiat, włosowina, włosogłówka, włosogłówkowa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nieb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niebowstąpienie, wniebowstępować, wniebowzięcie, wniebogło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bul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buloskopowy, wobulosko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odno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odnoszybowiec, wodnociśnieniowy, wodnopłatowiec, wodnościekowy, wodnotłuszczo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do-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odonieprzepuszczalny, wodociąg, wodowskaz, wodomierz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odor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wodorowinian, wodorotlenek, wodorosiarczek, wodorokwas, wodorosiarczy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koł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kołosłoneczny, wokołoksiężycowy, wokołomarsjański, wokołoziemski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wokół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kółsłoneczny, wokółmarsjański, wokółziemski, wokółksiężycowy, wokółteatral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lno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olnorynkowiec, wolnossący, wolnomyśliciel, wolnorynkowość, wolnoobrotow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olt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oltolizacja, woltoamper, woltometr, woltoamperomierz, woltomierz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pół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półsurowy, wpółsenny, wpółświadomie, wpółukryty, wpółciepł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ręb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rębowina, wrębopług, wrębowiertarka, wręboładowarka, wręboprzenośni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schodnio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schodniochiński, wschodniogermański, wschodniobizantyjski, wschodniosyberyjski, wschodniomałopolsk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spół-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współsprawstwo, współmierność, współzawodnictwo, współuzależniony, współgospodarzyć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szech-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szechwaga, wszechmiłość, wszechwładniej, wszechrzecz, wszechstronniejsz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wy-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wyręka, wyżywić, wyznawczy, wypisać, wyrobiskow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5">
          <table:table-cell office:value-type="string" calcext:value-type="string">
            <text:p>z-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zdeformować, zmatematyzować, zordynarniały, zgrabiarka, zorkiestrować; Uwaga: przed głoskami p, f, t, k, c, cz, ch przedrostek przyjmuje formę s-, a przed ci formę ś-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za-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zakrapiać, zapić, zapisać, zagrzebać, zasłonka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zachodnio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zachodniogrenlandzki, zachodniopomorski, zachodniosyberyjski, zachodniosuwalski, zachodniosudeck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sad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sadotwórczy, zasadolubny, zasadowość, zasadochło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-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zetleć, ześrutować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ielonaw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ielonawoblady, zielonawoniebieski, zielonawożółtawy, zielonawożółty, zielonawobury</text:p>
          </table:table-cell>
          <table:table-cell/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zielonkawo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ielonkawożółty, zielonkawobrunatny, zielonkawobiały, zielonkawobrązowy, zielonkawobłękit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elono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ielonogroszkowy, zielonorudy, zielonobalonikowy, zielonogórski, zielonocza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mis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emistoblady, ziemistosz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mn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imnolubny, zimnowojenny, zimnokrwistość, zimnowodny, zimnokrwis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mo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imoziele, zimorodkowaty, zimoodporny, zimowisko, zimozielo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łocisto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łocistobrunatny, złocistozielony, złocistobrązowy, złocistośniady, złocistoczerwo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łotaw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łotawożółty, złotawobrązowy, złotawobrunatny, złotawordzawy, złotawoszar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łoto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złotopurpurowy, złotooki, złotowłos, złotolistny, złotolit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martwych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martwychwstać, zmartwychpowstanie, zmartwychwstaniec, zmartwychwstawać, zmartwychwstał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zmienno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zmiennomiarowy, zmiennoprądowy, zmiennopolowy, zmiennokierunkowy, zmiennoognisk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e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znieczulenie, znieruchomieć, zniechęcający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zoo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zootomiczny, zoohigieniczny, zoolog, zoolatria, zoosocjologia</text:p>
          </table:table-cell>
          <table:table-cell/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zrosł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zrosłopręcikowe, zrosłogłówkowe, zrosłogłowy, zrosłopalczasty, zrosłopalczast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żelazo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żelazowanad, żelazowanadowy, żelazoryt, żelazokoks, żelazorytni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żółtaw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ółtawozielony, żółtawoszary, żółtawosrebrzysty, żółtawobrązowawy, żółtawordza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żółto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żółtowoskowy, żółtooki, żółtozłoty, żółtozielonkawy, żółtorudaw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żyro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żyromagnetyczny, żyrokompas, żyrobusola, żyrobu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żywo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żyworodny, żyworodkowaty, żyworódka, żyworodek</text:p>
          </table:table-cell>
          <table:table-cell table:number-columns-repeated="2"/>
        </table:table-row>
        <table:table-row table:style-name="ro1" table:number-rows-repeated="10476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utliprefix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column table:style-name="co3" table:default-cell-style-name="ce15"/>
        <table:table-column table:style-name="co4" table:default-cell-style-name="ce13"/>
        <table:table-row table:style-name="ro1">
          <table:table-cell table:style-name="ce11" office:value-type="string" calcext:value-type="string">
            <text:p>Przedrostki</text:p>
          </table:table-cell>
          <table:table-cell table:style-name="ce11" office:value-type="string" calcext:value-type="string">
            <text:p>popular</text:p>
          </table:table-cell>
          <table:table-cell table:style-name="ce14" office:value-type="string" calcext:value-type="string">
            <text:p>Przykłady</text:p>
          </table:table-cell>
          <table:table-cell table:style-name="ce11" office:value-type="string" calcext:value-type="string">
            <text:p>attr</text:p>
          </table:table-cell>
        </table:table-row>
        <table:table-row table:style-name="ro1">
          <table:table-cell office:value-type="string" calcext:value-type="string">
            <text:p>adreno-kortyk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renokortykotropina, adrenokortykotropowy</text:p>
          </table:table-cell>
          <table:table-cell/>
        </table:table-row>
        <table:table-row table:style-name="ro2">
          <table:table-cell office:value-type="string" calcext:value-type="string">
            <text:p>aero-fo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erofotograficzny, aerofotogrametria, aerofotogrametryczny, aerofotografia</text:p>
          </table:table-cell>
          <table:table-cell/>
        </table:table-row>
        <table:table-row table:style-name="ro2">
          <table:table-cell office:value-type="string" calcext:value-type="string">
            <text:p>aero-term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erotermodynamiczny, aerotermodynamika, aerotermochemia</text:p>
          </table:table-cell>
          <table:table-cell/>
        </table:table-row>
        <table:table-row table:style-name="ro1">
          <table:table-cell office:value-type="string" calcext:value-type="string">
            <text:p>akro-mo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romonogram, akromonogramatyczny</text:p>
          </table:table-cell>
          <table:table-cell/>
        </table:table-row>
        <table:table-row table:style-name="ro1">
          <table:table-cell office:value-type="string" calcext:value-type="string">
            <text:p>akro-tom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rotomofilia</text:p>
          </table:table-cell>
          <table:table-cell/>
        </table:table-row>
        <table:table-row table:style-name="ro1">
          <table:table-cell office:value-type="string" calcext:value-type="string">
            <text:p>alfa-promieni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fapromieniotwórczy</text:p>
          </table:table-cell>
          <table:table-cell/>
        </table:table-row>
        <table:table-row table:style-name="ro1">
          <table:table-cell office:value-type="string" calcext:value-type="string">
            <text:p>alo-trans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otransplant, alotransplantacja</text:p>
          </table:table-cell>
          <table:table-cell/>
        </table:table-row>
        <table:table-row table:style-name="ro2">
          <table:table-cell office:value-type="string" calcext:value-type="string">
            <text:p>angio-encefal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ioencefalograf, angioencefalografia, angioencefalograficzny</text:p>
          </table:table-cell>
          <table:table-cell/>
        </table:table-row>
        <table:table-row table:style-name="ro1">
          <table:table-cell office:value-type="string" calcext:value-type="string">
            <text:p>angio-kardi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iokardiograficzny, angiokardiografia</text:p>
          </table:table-cell>
          <table:table-cell/>
        </table:table-row>
        <table:table-row table:style-name="ro2">
          <table:table-cell office:value-type="string" calcext:value-type="string">
            <text:p>antropo-ge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ropogeografia, antropogeograf, antropogeograficzny</text:p>
          </table:table-cell>
          <table:table-cell/>
        </table:table-row>
        <table:table-row table:style-name="ro2">
          <table:table-cell office:value-type="string" calcext:value-type="string">
            <text:p>anty-mon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ymonopolistyczny, antymonopolowy, antymonowanie</text:p>
          </table:table-cell>
          <table:table-cell/>
        </table:table-row>
        <table:table-row table:style-name="ro1">
          <table:table-cell office:value-type="string" calcext:value-type="string">
            <text:p>archeo-zo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heozoologia, archeozoologiczny</text:p>
          </table:table-cell>
          <table:table-cell/>
        </table:table-row>
        <table:table-row table:style-name="ro2">
          <table:table-cell office:value-type="string" calcext:value-type="string">
            <text:p>astro-spektr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trospektroskopia, astrospektrograf, astrospektroskop</text:p>
          </table:table-cell>
          <table:table-cell/>
        </table:table-row>
        <table:table-row table:style-name="ro2">
          <table:table-cell office:value-type="string" calcext:value-type="string">
            <text:p>auto-bi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tobiografizować, autobiografia, autobiograf, autobiografista, autobiograficzność</text:p>
          </table:table-cell>
          <table:table-cell/>
        </table:table-row>
        <table:table-row table:style-name="ro2">
          <table:table-cell office:value-type="string" calcext:value-type="string">
            <text:p>auto-radi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radiografia, autoradiomontaż, autoradiogram</text:p>
          </table:table-cell>
          <table:table-cell/>
        </table:table-row>
        <table:table-row table:style-name="ro2">
          <table:table-cell office:value-type="string" calcext:value-type="string">
            <text:p>balisto-kardi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listokardiografia, balistokardiograficzny, balistokardiograf, balistokardiogram</text:p>
          </table:table-cell>
          <table:table-cell/>
        </table:table-row>
        <table:table-row table:style-name="ro2">
          <table:table-cell office:value-type="string" calcext:value-type="string">
            <text:p>bez-od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zodpływowy, bezodpadowy, bezodrzutowy, bezodblaskowy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bez-pod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zpodstawny, bezpodmiotowy, bezpodsypkowy, bezpodstawność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io-bibli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obibliograficzny, biobibliografia</text:p>
          </table:table-cell>
          <table:table-cell/>
        </table:table-row>
        <table:table-row table:style-name="ro1">
          <table:table-cell office:value-type="string" calcext:value-type="string">
            <text:p>chloro-wodor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lorowodorokauczuk</text:p>
          </table:table-cell>
          <table:table-cell/>
        </table:table-row>
        <table:table-row table:style-name="ro1">
          <table:table-cell office:value-type="string" calcext:value-type="string">
            <text:p>chromato-polar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matopolarograficzny, chromatopolarografia</text:p>
          </table:table-cell>
          <table:table-cell/>
        </table:table-row>
        <table:table-row table:style-name="ro1">
          <table:table-cell office:value-type="string" calcext:value-type="string">
            <text:p>chromo-typ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omotypograficzny, chromotypografia</text:p>
          </table:table-cell>
          <table:table-cell/>
        </table:table-row>
        <table:table-row table:style-name="ro2">
          <table:table-cell office:value-type="string" calcext:value-type="string">
            <text:p>chrono-fo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fotograf, chronofotografia, chronofotograficzny</text:p>
          </table:table-cell>
          <table:table-cell/>
        </table:table-row>
        <table:table-row table:style-name="ro2">
          <table:table-cell office:value-type="string" calcext:value-type="string">
            <text:p>di-chlor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chlorometan, dichlorodifenylotrichloroetan, dichloroetan, dichlorodifluorometan</text:p>
          </table:table-cell>
          <table:table-cell/>
        </table:table-row>
        <table:table-row table:style-name="ro3">
          <table:table-cell office:value-type="string" calcext:value-type="string">
            <text:p>echo-encefal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hoencefalograficzny, echoencefalogram, echoencefaloskop, echoencefalograf, echoencefalografia</text:p>
          </table:table-cell>
          <table:table-cell/>
        </table:table-row>
        <table:table-row table:style-name="ro2">
          <table:table-cell office:value-type="string" calcext:value-type="string">
            <text:p>echo-kardi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chokardiogram, echokardiografia, echokardiograf, echokardiograficzny</text:p>
          </table:table-cell>
          <table:table-cell/>
        </table:table-row>
        <table:table-row table:style-name="ro2">
          <table:table-cell office:value-type="string" calcext:value-type="string">
            <text:p>echo-oftalm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chooftalmograf, echooftalmograficzny, echooftalmografia</text:p>
          </table:table-cell>
          <table:table-cell/>
        </table:table-row>
        <table:table-row table:style-name="ro2">
          <table:table-cell office:value-type="string" calcext:value-type="string">
            <text:p>elektro-fo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ktrofotografia, elektrofotograficzny, elektrofototerapia</text:p>
          </table:table-cell>
          <table:table-cell/>
        </table:table-row>
        <table:table-row table:style-name="ro3">
          <table:table-cell office:value-type="string" calcext:value-type="string">
            <text:p>elektro-kardi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lektrokardiografia, elektrokardioskopia, elektrokardiograficzny, elektrokardioskop, elektrokardiograf</text:p>
          </table:table-cell>
          <table:table-cell/>
        </table:table-row>
        <table:table-row table:style-name="ro1">
          <table:table-cell office:value-type="string" calcext:value-type="string">
            <text:p>elektro-neur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ktroneurografia, elektroneurograf</text:p>
          </table:table-cell>
          <table:table-cell/>
        </table:table-row>
        <table:table-row table:style-name="ro1">
          <table:table-cell office:value-type="string" calcext:value-type="string">
            <text:p>elektro-reti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ktroretinograf, elektroretinografia</text:p>
          </table:table-cell>
          <table:table-cell/>
        </table:table-row>
        <table:table-row table:style-name="ro2">
          <table:table-cell office:value-type="string" calcext:value-type="string">
            <text:p>fono-kardi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nokardiograf, fonokardiografia, fonokardiogram, fonokardiograficzny</text:p>
          </table:table-cell>
          <table:table-cell/>
        </table:table-row>
        <table:table-row table:style-name="ro3">
          <table:table-cell office:value-type="string" calcext:value-type="string">
            <text:p>foto-chemi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tochemigraficzny, fotochemigrafik, fotochemiczny, fotochemigrafia, fotochemigrafika</text:p>
          </table:table-cell>
          <table:table-cell/>
        </table:table-row>
        <table:table-row table:style-name="ro1">
          <table:table-cell office:value-type="string" calcext:value-type="string">
            <text:p>foto-chem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tochemoterapia</text:p>
          </table:table-cell>
          <table:table-cell/>
        </table:table-row>
        <table:table-row table:style-name="ro1">
          <table:table-cell office:value-type="string" calcext:value-type="string">
            <text:p>foto-galwan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togalwanochemiczny, fotogalwanochemia</text:p>
          </table:table-cell>
          <table:table-cell/>
        </table:table-row>
        <table:table-row table:style-name="ro1">
          <table:table-cell office:value-type="string" calcext:value-type="string">
            <text:p>foto-mikr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tomikrografia, fotomikrograficzny</text:p>
          </table:table-cell>
          <table:table-cell/>
        </table:table-row>
        <table:table-row table:style-name="ro2">
          <table:table-cell office:value-type="string" calcext:value-type="string">
            <text:p>foto-tele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totelegram, fototelegrafia, fototelegraficzny, fototelegraf</text:p>
          </table:table-cell>
          <table:table-cell/>
        </table:table-row>
        <table:table-row table:style-name="ro1">
          <table:table-cell office:value-type="string" calcext:value-type="string">
            <text:p>hetero-trans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terotransplantacyjny, heterotransplantacja</text:p>
          </table:table-cell>
          <table:table-cell/>
        </table:table-row>
        <table:table-row table:style-name="ro2">
          <table:table-cell office:value-type="string" calcext:value-type="string">
            <text:p>hydro-fi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drofitografia, hydrofitograficzny, hydrofitologia</text:p>
          </table:table-cell>
          <table:table-cell/>
        </table:table-row>
        <table:table-row table:style-name="ro2">
          <table:table-cell office:value-type="string" calcext:value-type="string">
            <text:p>hydr-oksy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ydroksytoluen, hydroksylizyna, hydroksykwas, hydroksyketon, hydroksybenzen</text:p>
          </table:table-cell>
          <table:table-cell/>
        </table:table-row>
        <table:table-row table:style-name="ro2">
          <table:table-cell office:value-type="string" calcext:value-type="string">
            <text:p>ichtio-parazy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chtioparazytologia, ichtioparazytologiczny, ichtioparazytolog</text:p>
          </table:table-cell>
          <table:table-cell/>
        </table:table-row>
        <table:table-row table:style-name="ro1">
          <table:table-cell office:value-type="string" calcext:value-type="string">
            <text:p>ichtio-pa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htiopatolog, ichtiopatologia</text:p>
          </table:table-cell>
          <table:table-cell/>
        </table:table-row>
        <table:table-row table:style-name="ro1">
          <table:table-cell office:value-type="string" calcext:value-type="string">
            <text:p>kardio-id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dioidograficzny, kardioidograf</text:p>
          </table:table-cell>
          <table:table-cell/>
        </table:table-row>
        <table:table-row table:style-name="ro3">
          <table:table-cell office:value-type="string" calcext:value-type="string">
            <text:p>kardio-tok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ardiotokogramowy, kardiotokograficzny, kardiotokografia, kardiotokograf, kardiotokogram</text:p>
          </table:table-cell>
          <table:table-cell/>
        </table:table-row>
        <table:table-row table:style-name="ro1">
          <table:table-cell office:value-type="string" calcext:value-type="string">
            <text:p>kilo-gram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ometr</text:p>
          </table:table-cell>
          <table:table-cell/>
        </table:table-row>
        <table:table-row table:style-name="ro2">
          <table:table-cell office:value-type="string" calcext:value-type="string">
            <text:p>kilo-wat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lowatomierzowy, kilowatogodzina, kilowatomierz, kilowatoamper</text:p>
          </table:table-cell>
          <table:table-cell/>
        </table:table-row>
        <table:table-row table:style-name="ro2">
          <table:table-cell office:value-type="string" calcext:value-type="string">
            <text:p>lakto-owo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ktoowowegetariański, laktoowowegetarianka, laktoowowegetarianizm, laktoowowegetarianin</text:p>
          </table:table-cell>
          <table:table-cell/>
        </table:table-row>
        <table:table-row table:style-name="ro1">
          <table:table-cell office:value-type="string" calcext:value-type="string">
            <text:p>makro-fo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rofotografia, makrofotograficzny</text:p>
          </table:table-cell>
          <table:table-cell/>
        </table:table-row>
        <table:table-row table:style-name="ro1">
          <table:table-cell office:value-type="string" calcext:value-type="string">
            <text:p>makro-kinema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rokinematografia, makrokinematograficzny</text:p>
          </table:table-cell>
          <table:table-cell/>
        </table:table-row>
        <table:table-row table:style-name="ro2">
          <table:table-cell office:value-type="string" calcext:value-type="string">
            <text:p>malako-zo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lakozoologiczny, malakozoolog, malakozoologia</text:p>
          </table:table-cell>
          <table:table-cell/>
        </table:table-row>
        <table:table-row table:style-name="ro2">
          <table:table-cell office:value-type="string" calcext:value-type="string">
            <text:p>mikro-fot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krofotogrametria, mikrofotograficzny, mikrofotogram, mikrofotometr, mikrofotografia</text:p>
          </table:table-cell>
          <table:table-cell/>
        </table:table-row>
        <table:table-row table:style-name="ro3">
          <table:table-cell office:value-type="string" calcext:value-type="string">
            <text:p>naj-bez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jbezpieczniej, najbezsensowniejszy, najbezczelniej, najbezwstydniejszy, najbezbarwniejszy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aj-do-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ajdostatniejszy, najdosadniej, najdogłębniejszy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aj-nie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ajnieszczęśliwiej, najnierozumniej, najniepunktualniej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aj-nie-d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jniedorzeczniejszy, najniedogodniej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aj-ob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jobleśniejszy, najobszerniejszy, najobłudniej, najobłudniejszy, najobfitszy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naj-od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jodpowiedzialniejszy, najodporniej, najodważniej, najodpowiedniejszy, najodleglejszy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aj-po-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najpodobniejszy, najpomocniej, najpoufniejszy, najpochopniejszy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aj-pod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jpodnioślej, najpodrzędniejszy, najpodlej, najpodlejszy, najpodnioślejszy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naj-pro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jproporcjonalniejszy, najprowizoryczniej, najprotekcjonalniej, najproduktywniejszy, najprofesjonalniej</text:p>
          </table:table-cell>
          <table:table-cell/>
        </table:table-row>
        <table:table-row table:style-name="ro2">
          <table:table-cell office:value-type="string" calcext:value-type="string">
            <text:p>naj-prze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najprzebieglej, najprzelotniej, najprzenikliwszy, najprzeraźliwiej, najprzepiękniej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aj-roz-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ajrozwleklejszy, najrozkoszniejszy, najrozmaitszy, najrozsądniejszy, najrozrzutniej</text:p>
          </table:table-cell>
          <table:table-cell/>
        </table:table-row>
        <table:table-row table:style-name="ro2">
          <table:table-cell office:value-type="string" calcext:value-type="string">
            <text:p>naj-u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juważniejszy, najusilniej, najusilniejszy, najuczynniej, najuważniej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aj-wy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jwygodniej, najwystawniej, najwyrozumialszy, najwystępniej, najwytworniejszy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naj-za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ajzadziorniej, najzapalczywszy, najzamaszystszy, najzapamiętalszy, najzadziorniejszy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euro-cyber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urocybernetyczka, neurocybernetyk, neurocybernetyka</text:p>
          </table:table-cell>
          <table:table-cell/>
        </table:table-row>
        <table:table-row table:style-name="ro3">
          <table:table-cell office:value-type="string" calcext:value-type="string">
            <text:p>nie-bez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bezpieczniej, niebezpieczniejszy, niebezpośredniość, niebezpieczeństwo, niebezpieczność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ie-do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iedopłetwe, niedopatrzenie, niedokwaśność, niedopitek, niedowierzanie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nie-jedn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ejednoznaczność, niejednolitość, niejednokrotność, niejednostajność, niejednostronność</text:p>
          </table:table-cell>
          <table:table-cell/>
        </table:table-row>
        <table:table-row table:style-name="ro3">
          <table:table-cell office:value-type="string" calcext:value-type="string">
            <text:p>nie-kon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ekonsekwencja, niekonwencjonalność, niekontrastowość, niekonstytucyjność, niekonformistka</text:p>
          </table:table-cell>
          <table:table-cell/>
        </table:table-row>
        <table:table-row table:style-name="ro2">
          <table:table-cell office:value-type="string" calcext:value-type="string">
            <text:p>nie-na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ienawidzić, nienawiść, nienapastliwość, nienatarczywość, nienasiąkliwość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ie-o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ieopisanie, nieoceniony, nieomylność, nieokreślenie, nieokiełznanie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ie-od-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ieodzowność, nieodporność, nieodpłatność, nieodgadniony, nieodnawialność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nie-parzys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parzystokopytne, nieparzystokopytny</text:p>
          </table:table-cell>
          <table:table-cell/>
        </table:table-row>
        <table:table-row table:style-name="ro3">
          <table:table-cell office:value-type="string" calcext:value-type="string">
            <text:p>nie-pełno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epełnopoprawność, niepełnosprawny, niepełnoletniość, niepełnosprawność, niepełnowymiarowość</text:p>
          </table:table-cell>
          <table:table-cell/>
        </table:table-row>
        <table:table-row table:style-name="ro2">
          <table:table-cell office:value-type="string" calcext:value-type="string">
            <text:p>nie-po-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iepotknięcie, nieposłuszniejszy, niepowołany, niepokorność, niepowrót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ie-pod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epodważalność, niepodległościowiec, niepodległość, niepodległościowy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nie-prawo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iepraworządność, nieprawowitość, nieprawomocność, nieprawowierność, nieprawowicie</text:p>
          </table:table-cell>
          <table:table-cell/>
        </table:table-row>
        <table:table-row table:style-name="ro3">
          <table:table-cell office:value-type="string" calcext:value-type="string">
            <text:p>nie-pr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ieprofesjonalistka, nieprofesjonalista, nieproporcjonalność, nieprofesjonalność, nieproliferacja</text:p>
          </table:table-cell>
          <table:table-cell/>
        </table:table-row>
        <table:table-row table:style-name="ro3">
          <table:table-cell office:value-type="string" calcext:value-type="string">
            <text:p>nie-prze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ieprzewodnik, nieprzezwyciężenie, nieprzeparcie, nieprzezroczysto, nieprzekonywalny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ie-roz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ierozciągliwie, nierozległość, nierozsądniejszy, nierozdzielność, nierozciągliwość</text:p>
          </table:table-cell>
          <table:table-cell/>
        </table:table-row>
        <table:table-row table:style-name="ro1">
          <table:table-cell office:value-type="string" calcext:value-type="string">
            <text:p>nie-roze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rozegrana, nierozerwalność, nierozerwalnie</text:p>
          </table:table-cell>
          <table:table-cell/>
        </table:table-row>
        <table:table-row table:style-name="ro2">
          <table:table-cell office:value-type="string" calcext:value-type="string">
            <text:p>nie-samo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iesamodzielność, niesamolubność, niesamowitość, niesamodzielny, niesamowity</text:p>
          </table:table-cell>
          <table:table-cell/>
        </table:table-row>
        <table:table-row table:style-name="ro2">
          <table:table-cell office:value-type="string" calcext:value-type="string">
            <text:p>nie-u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eurodzaj, nieustraszony, nieustraszenie, nieubłaganie, nieuchwytność</text:p>
          </table:table-cell>
          <table:table-cell office:value-type="string" calcext:value-type="string">
            <text:p>p</text:p>
          </table:table-cell>
        </table:table-row>
        <table:table-row table:style-name="ro3">
          <table:table-cell office:value-type="string" calcext:value-type="string">
            <text:p>nie-współ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ewspółczesność, niewspółmierność, niewspółrzędność, niewspółśrodkowość, niewspółosiowość</text:p>
          </table:table-cell>
          <table:table-cell/>
        </table:table-row>
        <table:table-row table:style-name="ro3">
          <table:table-cell office:value-type="string" calcext:value-type="string">
            <text:p>nie-wy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iewykrywalność, niewymowne, niewygodniejszy, niewywłaszczalność, niewyraźniejszy</text:p>
          </table:table-cell>
          <table:table-cell/>
        </table:table-row>
        <table:table-row table:style-name="ro2">
          <table:table-cell office:value-type="string" calcext:value-type="string">
            <text:p>nie-z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iezmierzony, niezmordowanie, niezmęczenie, niezbadanie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nie-za-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ezaprzeczenie, niezauważalność, niezatapialność, niezawodowiec, niezauważenie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leo-bi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eobiologiczny, paleobiologia, paleobiolog</text:p>
          </table:table-cell>
          <table:table-cell/>
        </table:table-row>
        <table:table-row table:style-name="ro1">
          <table:table-cell office:value-type="string" calcext:value-type="string">
            <text:p>paleo-bio-ge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eobiogeograficzny, paleobiogeografia</text:p>
          </table:table-cell>
          <table:table-cell/>
        </table:table-row>
        <table:table-row table:style-name="ro1">
          <table:table-cell office:value-type="string" calcext:value-type="string">
            <text:p>paleo-dem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eodemograficzny, paleodemografia</text:p>
          </table:table-cell>
          <table:table-cell/>
        </table:table-row>
        <table:table-row table:style-name="ro2">
          <table:table-cell office:value-type="string" calcext:value-type="string">
            <text:p>paleo-ge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leogeomorfologia, paleogeomorfologiczny, paleogeograf, paleogeograficzny, paleogeografia</text:p>
          </table:table-cell>
          <table:table-cell/>
        </table:table-row>
        <table:table-row table:style-name="ro1">
          <table:table-cell office:value-type="string" calcext:value-type="string">
            <text:p>paleo-zo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eozoologia, paleozoologiczny, paleozoolog</text:p>
          </table:table-cell>
          <table:table-cell/>
        </table:table-row>
        <table:table-row table:style-name="ro2">
          <table:table-cell office:value-type="string" calcext:value-type="string">
            <text:p>po-eks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ekstrakcja, poeksploatacyjny, poeksperymentować, poekstrakcyjny</text:p>
          </table:table-cell>
          <table:table-cell/>
        </table:table-row>
        <table:table-row table:style-name="ro2">
          <table:table-cell office:value-type="string" calcext:value-type="string">
            <text:p>po-nad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nadjadać; Uwaga: porównaj ponad-: ponadczasowy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-o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osiadać, pootaczać, poopędzać, poobiedni, poopuszczać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-ob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objadać, poobmawiać, poobracać, poobciosywać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-po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poborowy, popodziwiać, popołudniowy, popojutrze, popolować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-pod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podlewać, popodgryzać, popodginać, popodpierać, popoddzierać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-prze-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przekomarzać, poprzekłuwać, poprzerywać, poprzewozić, poprzerabiać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-przy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przyrządzać, poprzysłaniać, poprzywiązywać, poprzywozić, poprzypasywać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-roz-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orozbijać, porozwozić, porozcinać, porozpuszczać, porozkopywać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post-eks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tekspresjonistyczny, postekspresjonizm, postekspresjonista</text:p>
          </table:table-cell>
          <table:table-cell/>
        </table:table-row>
        <table:table-row table:style-name="ro2">
          <table:table-cell office:value-type="string" calcext:value-type="string">
            <text:p>po-wy-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powyginać, powyszarpywać, powyrąbywać, powysychać, powypróbowywać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roto-zo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ozoolog, protozoologia, protozoologiczny</text:p>
          </table:table-cell>
          <table:table-cell/>
        </table:table-row>
        <table:table-row table:style-name="ro2">
          <table:table-cell office:value-type="string" calcext:value-type="string">
            <text:p>prze-naj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zenajrozmaitszy, przenajdroższy, przenajłaskawszy, przenajświętszy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radio-foto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iofotografia, radiofotograficzny</text:p>
          </table:table-cell>
          <table:table-cell/>
        </table:table-row>
        <table:table-row table:style-name="ro1">
          <table:table-cell office:value-type="string" calcext:value-type="string">
            <text:p>radio-foto-tele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diofototelegrafia, radiofototelegraficzny</text:p>
          </table:table-cell>
          <table:table-cell/>
        </table:table-row>
        <table:table-row table:style-name="ro2">
          <table:table-cell office:value-type="string" calcext:value-type="string">
            <text:p>radio-spektr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diospektroskopia, radiospektrogram, radiospektrograf</text:p>
          </table:table-cell>
          <table:table-cell/>
        </table:table-row>
        <table:table-row table:style-name="ro2">
          <table:table-cell office:value-type="string" calcext:value-type="string">
            <text:p>radio-tele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adiotelegrafistka, radiotelefoniczny, radiotelegrafia, radiotelegraf, radiotelemetria</text:p>
          </table:table-cell>
          <table:table-cell/>
        </table:table-row>
        <table:table-row table:style-name="ro1">
          <table:table-cell office:value-type="string" calcext:value-type="string">
            <text:p>s-foto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fotografować</text:p>
          </table:table-cell>
          <table:table-cell/>
        </table:table-row>
        <table:table-row table:style-name="ro3">
          <table:table-cell office:value-type="string" calcext:value-type="string">
            <text:p>spektro-fot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ektrofotometr, spektrofotograficzny, spektrofotometryczny, spektrofotometria, spektrofotografia</text:p>
          </table:table-cell>
          <table:table-cell/>
        </table:table-row>
        <table:table-row table:style-name="ro2">
          <table:table-cell office:value-type="string" calcext:value-type="string">
            <text:p>spektro-heli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ktroheliograf, spektrohelioskop, spektroheliogram</text:p>
          </table:table-cell>
          <table:table-cell/>
        </table:table-row>
        <table:table-row table:style-name="ro2">
          <table:table-cell office:value-type="string" calcext:value-type="string">
            <text:p>stereo-fot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reofotogrametria, stereofotografia, stereofotograficzny</text:p>
          </table:table-cell>
          <table:table-cell/>
        </table:table-row>
        <table:table-row table:style-name="ro2">
          <table:table-cell office:value-type="string" calcext:value-type="string">
            <text:p>stereo-kardi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reokardiograficzny, stereokardiografia, stereokardiograf</text:p>
          </table:table-cell>
          <table:table-cell/>
        </table:table-row>
        <table:table-row table:style-name="ro2">
          <table:table-cell office:value-type="string" calcext:value-type="string">
            <text:p>tele-fono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lefonograf, telefonometr, telefonować, telefonografia, telefonozlecenie</text:p>
          </table:table-cell>
          <table:table-cell/>
        </table:table-row>
        <table:table-row table:style-name="ro2">
          <table:table-cell office:value-type="string" calcext:value-type="string">
            <text:p>tele-fot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lefotokopia, telefotograficzny, telefotografia, telefotogram, telefotometryczny</text:p>
          </table:table-cell>
          <table:table-cell/>
        </table:table-row>
        <table:table-row table:style-name="ro2">
          <table:table-cell office:value-type="string" calcext:value-type="string">
            <text:p>ultra-meta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metamorficzny, ultrametageneza, ultrametamorfizm</text:p>
          </table:table-cell>
          <table:table-cell/>
        </table:table-row>
        <table:table-row table:style-name="ro3">
          <table:table-cell office:value-type="string" calcext:value-type="string">
            <text:p>ultra-mikr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ltramikrometoda, ultramikroskopowy, ultramikropierwiastek, ultramikrospektrofotometria, ultramikroskop</text:p>
          </table:table-cell>
          <table:table-cell/>
        </table:table-row>
        <table:table-row table:style-name="ro3">
          <table:table-cell office:value-type="string" calcext:value-type="string">
            <text:p>ultra-sono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ltrasonoterapia, ultrasonoterapeutyczny, ultrasonografia, ultrasonograficzny, ultrasonograf</text:p>
          </table:table-cell>
          <table:table-cell/>
        </table:table-row>
        <table:table-row table:style-name="ro2">
          <table:table-cell office:value-type="string" calcext:value-type="string">
            <text:p>ultra-sono-kardio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trasonokardiografia, ultrasonokardiograf, ultrasonokardiograficzny</text:p>
          </table:table-cell>
          <table:table-cell/>
        </table:table-row>
        <table:table-row table:style-name="ro1">
          <table:table-cell office:value-type="string" calcext:value-type="string">
            <text:p>w-z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wzbić, wzdęcie, wzniesienie, wzdłużny, wznos</text:p>
          </table:table-cell>
          <table:table-cell office:value-type="string" calcext:value-type="string">
            <text:p>p</text:p>
          </table:table-cell>
        </table:table-row>
        <table:table-row table:style-name="ro2">
          <table:table-cell office:value-type="string" calcext:value-type="string">
            <text:p>z-in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interioryzować, zinternalizować, zindeksować, zinstytucjonalizować, zindywidualizować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z-de-</text:p>
          </table:table-cell>
          <table:table-cell/>
          <table:table-cell office:value-type="string" calcext:value-type="string">
            <text:p>zdezynfekować, zdenazyfikować</text:p>
          </table:table-cell>
          <table:table-cell/>
        </table:table-row>
        <table:table-row table:style-name="ro1">
          <table:table-cell office:value-type="string" calcext:value-type="string">
            <text:p>nie-naj-po-</text:p>
          </table:table-cell>
          <table:table-cell/>
          <table:table-cell office:value-type="string" calcext:value-type="string">
            <text:p>nienajpoważniejszy, nienajpotrzebniejszy</text:p>
          </table:table-cell>
          <table:table-cell/>
        </table:table-row>
        <table:table-row table:style-name="ro1" table:number-rows-repeated="10484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refixes.A1:prefixes.E94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zł</number:text>
    </number:number-style>
    <number:number-style style:name="N108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zł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zł</number:text>
    </number:number-style>
    <number:number-style style:name="N111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7P2" style:volatile="true">
      <number:text> </number:text>
      <number:fill-character> </number:fill-character>
      <number:text>-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1P2" style:volatile="true">
      <number:text> </number:text>
      <number:fill-character> </number:fill-character>
      <number:text>- zł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.00.0000</text:date>, <text:time style:data-style-name="N2" text:time-value="17:31:42.741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rzysztof Smirnow</meta:initial-creator>
    <meta:creation-date>2015-06-05T18:17:20</meta:creation-date>
    <dc:date>2021-11-04T17:35:15.841000000</dc:date>
    <meta:generator>LibreOffice/7.0.3.1$Windows_X86_64 LibreOffice_project/d7547858d014d4cf69878db179d326fc3483e082</meta:generator>
    <meta:editing-duration>PT5H33M30S</meta:editing-duration>
    <meta:editing-cycles>10</meta:editing-cycles>
    <meta:document-statistic meta:table-count="2" meta:cell-count="355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